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% hateful nodes_500_1500" table:style-name="ta1">
        <table:shapes>
          <draw:frame draw:z-index="0" draw:style-name="gr1" draw:text-style-name="P1" svg:width="6.2988in" svg:height="3.5429in" svg:x="8.8283in" svg:y="266.6953in">
            <draw:object draw:notify-on-update-of-ranges="'network_growth % hateful nodes_500_1500'.A18:'network_growth % hateful nodes_500_1500'.A1519 'network_growth % hateful nodes_500_1500'.B18:'network_growth % hateful nodes_500_1500'.B15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03/04/2021 00:46:27:941 +0100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table:style-name="Default"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% hateful nodes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.12" calcext:value-type="float">
            <text:p>2.1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"hatefu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01" calcext:value-type="float">
            <text:p>1501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"hateful"</text:p>
          </table:table-cell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46020761245675" calcext:value-type="float">
            <text:p>0.346020761245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44827586206897" calcext:value-type="float">
            <text:p>0.3448275862068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343642611683849" calcext:value-type="float">
            <text:p>0.343642611683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42465753424657" calcext:value-type="float">
            <text:p>0.3424657534246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341296928327645" calcext:value-type="float">
            <text:p>0.341296928327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40136054421769" calcext:value-type="float">
            <text:p>0.340136054421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38983050847458" calcext:value-type="float">
            <text:p>0.338983050847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337837837837838" calcext:value-type="float">
            <text:p>0.337837837837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336700336700337" calcext:value-type="float">
            <text:p>0.336700336700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35570469798658" calcext:value-type="float">
            <text:p>0.335570469798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34448160535117" calcext:value-type="float">
            <text:p>0.334448160535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32225913621262" calcext:value-type="float">
            <text:p>0.332225913621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33112582781457" calcext:value-type="float">
            <text:p>0.33112582781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33003300330033" calcext:value-type="float">
            <text:p>0.33003300330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328947368421053" calcext:value-type="float">
            <text:p>0.328947368421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327868852459016" calcext:value-type="float">
            <text:p>0.327868852459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326797385620915" calcext:value-type="float">
            <text:p>0.326797385620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325732899022801" calcext:value-type="float">
            <text:p>0.325732899022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324675324675325" calcext:value-type="float">
            <text:p>0.324675324675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323624595469256" calcext:value-type="float">
            <text:p>0.323624595469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32258064516129" calcext:value-type="float">
            <text:p>0.32258064516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321543408360129" calcext:value-type="float">
            <text:p>0.321543408360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320512820512821" calcext:value-type="float">
            <text:p>0.3205128205128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38977635782748" calcext:value-type="float">
            <text:p>0.638977635782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36942675159236" calcext:value-type="float">
            <text:p>0.636942675159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34920634920635" calcext:value-type="float">
            <text:p>0.634920634920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32911392405063" calcext:value-type="float">
            <text:p>0.632911392405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30914826498423" calcext:value-type="float">
            <text:p>0.630914826498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28930817610063" calcext:value-type="float">
            <text:p>0.628930817610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26959247648903" calcext:value-type="float">
            <text:p>0.6269592476489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25" calcext:value-type="float">
            <text:p>0.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23052959501558" calcext:value-type="float">
            <text:p>0.623052959501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2111801242236" calcext:value-type="float">
            <text:p>0.6211180124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9195046439629" calcext:value-type="float">
            <text:p>0.619195046439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17283950617284" calcext:value-type="float">
            <text:p>0.617283950617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13496932515337" calcext:value-type="float">
            <text:p>0.613496932515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11620795107034" calcext:value-type="float">
            <text:p>0.6116207951070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790273556231" calcext:value-type="float">
            <text:p>0.60790273556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04229607250755" calcext:value-type="float">
            <text:p>0.604229607250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2409638554217" calcext:value-type="float">
            <text:p>0.602409638554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00600600600601" calcext:value-type="float">
            <text:p>0.600600600600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98802395209581" calcext:value-type="float">
            <text:p>0.598802395209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97014925373134" calcext:value-type="float">
            <text:p>0.597014925373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890207715133531" calcext:value-type="float">
            <text:p>0.890207715133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87573964497041" calcext:value-type="float">
            <text:p>0.887573964497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84955752212389" calcext:value-type="float">
            <text:p>0.884955752212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879765395894428" calcext:value-type="float">
            <text:p>0.879765395894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7719298245614" calcext:value-type="float">
            <text:p>0.87719298245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74635568513119" calcext:value-type="float">
            <text:p>0.874635568513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72093023255814" calcext:value-type="float">
            <text:p>0.872093023255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67052023121387" calcext:value-type="float">
            <text:p>0.8670520231213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864553314121037" calcext:value-type="float">
            <text:p>0.864553314121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862068965517241" calcext:value-type="float">
            <text:p>0.8620689655172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859598853868195" calcext:value-type="float">
            <text:p>0.859598853868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854700854700855" calcext:value-type="float">
            <text:p>0.854700854700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52272727272727" calcext:value-type="float">
            <text:p>0.852272727272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84985835694051" calcext:value-type="float">
            <text:p>0.84985835694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845070422535211" calcext:value-type="float">
            <text:p>0.845070422535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842696629213483" calcext:value-type="float">
            <text:p>0.842696629213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840336134453782" calcext:value-type="float">
            <text:p>0.840336134453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837988826815642" calcext:value-type="float">
            <text:p>0.837988826815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835654596100279" calcext:value-type="float">
            <text:p>0.835654596100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831024930747922" calcext:value-type="float">
            <text:p>0.831024930747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828729281767956" calcext:value-type="float">
            <text:p>0.828729281767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826446280991735" calcext:value-type="float">
            <text:p>0.82644628099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824175824175824" calcext:value-type="float">
            <text:p>0.824175824175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821917808219178" calcext:value-type="float">
            <text:p>0.821917808219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819672131147541" calcext:value-type="float">
            <text:p>0.819672131147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817438692098093" calcext:value-type="float">
            <text:p>0.817438692098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815217391304348" calcext:value-type="float">
            <text:p>0.815217391304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813008130081301" calcext:value-type="float">
            <text:p>0.813008130081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808625336927224" calcext:value-type="float">
            <text:p>0.8086253369272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804289544235925" calcext:value-type="float">
            <text:p>0.804289544235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802139037433155" calcext:value-type="float">
            <text:p>0.802139037433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797872340425532" calcext:value-type="float">
            <text:p>0.797872340425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795755968169761" calcext:value-type="float">
            <text:p>0.795755968169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793650793650794" calcext:value-type="float">
            <text:p>0.793650793650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79155672823219" calcext:value-type="float">
            <text:p>0.79155672823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78740157480315" calcext:value-type="float">
            <text:p>0.7874015748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785340314136126" calcext:value-type="float">
            <text:p>0.785340314136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83289817232376" calcext:value-type="float">
            <text:p>0.783289817232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779220779220779" calcext:value-type="float">
            <text:p>0.779220779220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77720207253886" calcext:value-type="float">
            <text:p>0.77720207253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775193798449612" calcext:value-type="float">
            <text:p>0.775193798449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77319587628866" calcext:value-type="float">
            <text:p>0.77319587628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77120822622108" calcext:value-type="float">
            <text:p>0.77120822622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767263427109974" calcext:value-type="float">
            <text:p>0.767263427109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76530612244898" calcext:value-type="float">
            <text:p>0.765306122448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63358778625954" calcext:value-type="float">
            <text:p>0.76335877862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61421319796954" calcext:value-type="float">
            <text:p>0.761421319796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759493670886076" calcext:value-type="float">
            <text:p>0.759493670886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757575757575758" calcext:value-type="float">
            <text:p>0.757575757575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755667506297229" calcext:value-type="float">
            <text:p>0.7556675062972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753768844221106" calcext:value-type="float">
            <text:p>0.753768844221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75187969924812" calcext:value-type="float">
            <text:p>0.75187969924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75" calcext:value-type="float">
            <text:p>0.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748129675810474" calcext:value-type="float">
            <text:p>0.748129675810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746268656716418" calcext:value-type="float">
            <text:p>0.746268656716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744416873449131" calcext:value-type="float">
            <text:p>0.744416873449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742574257425743" calcext:value-type="float">
            <text:p>0.742574257425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738916256157635" calcext:value-type="float">
            <text:p>0.738916256157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737100737100737" calcext:value-type="float">
            <text:p>0.737100737100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735294117647059" calcext:value-type="float">
            <text:p>0.7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33496332518337" calcext:value-type="float">
            <text:p>0.733496332518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731707317073171" calcext:value-type="float">
            <text:p>0.731707317073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72992700729927" calcext:value-type="float">
            <text:p>0.729927007299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728155339805825" calcext:value-type="float">
            <text:p>0.7281553398058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26392251815981" calcext:value-type="float">
            <text:p>0.726392251815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72463768115942" calcext:value-type="float">
            <text:p>0.72463768115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72289156626506" calcext:value-type="float">
            <text:p>0.72289156626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721153846153846" calcext:value-type="float">
            <text:p>0.721153846153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719424460431654" calcext:value-type="float">
            <text:p>0.719424460431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717703349282297" calcext:value-type="float">
            <text:p>0.717703349282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715990453460621" calcext:value-type="float">
            <text:p>0.715990453460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712589073634204" calcext:value-type="float">
            <text:p>0.712589073634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710900473933649" calcext:value-type="float">
            <text:p>0.7109004739336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09219858156028" calcext:value-type="float">
            <text:p>0.709219858156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707547169811321" calcext:value-type="float">
            <text:p>0.707547169811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04225352112676" calcext:value-type="float">
            <text:p>0.704225352112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702576112412178" calcext:value-type="float">
            <text:p>0.702576112412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700934579439252" calcext:value-type="float">
            <text:p>0.7009345794392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99300699300699" calcext:value-type="float">
            <text:p>0.699300699300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30232558139535" calcext:value-type="float">
            <text:p>0.930232558139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28074245939675" calcext:value-type="float">
            <text:p>0.928074245939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25925925925926" calcext:value-type="float">
            <text:p>0.925925925925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2378752886836" calcext:value-type="float">
            <text:p>0.92378752886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21658986175115" calcext:value-type="float">
            <text:p>0.921658986175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19540229885058" calcext:value-type="float">
            <text:p>0.9195402298850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1743119266055" calcext:value-type="float">
            <text:p>0.9174311926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1533180778032" calcext:value-type="float">
            <text:p>0.91533180778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1324200913242" calcext:value-type="float">
            <text:p>0.91324200913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11161731207289" calcext:value-type="float">
            <text:p>0.911161731207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0702947845805" calcext:value-type="float">
            <text:p>0.90702947845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04977375565611" calcext:value-type="float">
            <text:p>0.904977375565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0293453724605" calcext:value-type="float">
            <text:p>0.90293453724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00900900900901" calcext:value-type="float">
            <text:p>0.900900900900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898876404494382" calcext:value-type="float">
            <text:p>0.898876404494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896860986547085" calcext:value-type="float">
            <text:p>0.896860986547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894854586129754" calcext:value-type="float">
            <text:p>0.894854586129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892857142857143" calcext:value-type="float">
            <text:p>0.89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89086859688196" calcext:value-type="float">
            <text:p>0.89086859688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10864745011086" calcext:value-type="float">
            <text:p>1.10864745011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10619469026549" calcext:value-type="float">
            <text:p>1.10619469026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1037527593819" calcext:value-type="float">
            <text:p>1.1037527593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10132158590308" calcext:value-type="float">
            <text:p>1.10132158590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0989010989011" calcext:value-type="float">
            <text:p>1.0989010989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09649122807018" calcext:value-type="float">
            <text:p>1.09649122807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09409190371991" calcext:value-type="float">
            <text:p>1.09409190371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09170305676856" calcext:value-type="float">
            <text:p>1.091703056768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08932461873638" calcext:value-type="float">
            <text:p>1.08932461873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08695652173913" calcext:value-type="float">
            <text:p>1.08695652173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08459869848156" calcext:value-type="float">
            <text:p>1.08459869848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08225108225108" calcext:value-type="float">
            <text:p>1.08225108225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07991360691145" calcext:value-type="float">
            <text:p>1.07991360691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07758620689655" calcext:value-type="float">
            <text:p>1.07758620689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0752688172043" calcext:value-type="float">
            <text:p>1.075268817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07296137339056" calcext:value-type="float">
            <text:p>1.07296137339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07066381156317" calcext:value-type="float">
            <text:p>1.07066381156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06837606837607" calcext:value-type="float">
            <text:p>1.06837606837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06609808102345" calcext:value-type="float">
            <text:p>1.066098081023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27659574468085" calcext:value-type="float">
            <text:p>1.27659574468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27388535031847" calcext:value-type="float">
            <text:p>1.27388535031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7118644067797" calcext:value-type="float">
            <text:p>1.27118644067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26849894291755" calcext:value-type="float">
            <text:p>1.26849894291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26315789473684" calcext:value-type="float">
            <text:p>1.26315789473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26050420168067" calcext:value-type="float">
            <text:p>1.26050420168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25786163522013" calcext:value-type="float">
            <text:p>1.2578616352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25523012552301" calcext:value-type="float">
            <text:p>1.25523012552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25260960334029" calcext:value-type="float">
            <text:p>1.25260960334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24740124740125" calcext:value-type="float">
            <text:p>1.24740124740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2448132780083" calcext:value-type="float">
            <text:p>1.2448132780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24223602484472" calcext:value-type="float">
            <text:p>1.2422360248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2396694214876" calcext:value-type="float">
            <text:p>1.2396694214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23711340206186" calcext:value-type="float">
            <text:p>1.23711340206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23203285420945" calcext:value-type="float">
            <text:p>1.23203285420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22950819672131" calcext:value-type="float">
            <text:p>1.22950819672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22699386503067" calcext:value-type="float">
            <text:p>1.22699386503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22448979591837" calcext:value-type="float">
            <text:p>1.22448979591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22199592668024" calcext:value-type="float">
            <text:p>1.22199592668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21703853955375" calcext:value-type="float">
            <text:p>1.217038539553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21457489878543" calcext:value-type="float">
            <text:p>1.21457489878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20967741935484" calcext:value-type="float">
            <text:p>1.20967741935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20724346076459" calcext:value-type="float">
            <text:p>1.20724346076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20240480961924" calcext:value-type="float">
            <text:p>1.20240480961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39720558882236" calcext:value-type="float">
            <text:p>1.39720558882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9442231075697" calcext:value-type="float">
            <text:p>1.39442231075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39165009940358" calcext:value-type="float">
            <text:p>1.39165009940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38613861386139" calcext:value-type="float">
            <text:p>1.38613861386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38339920948617" calcext:value-type="float">
            <text:p>1.38339920948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8067061143984" calcext:value-type="float">
            <text:p>1.38067061143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37795275590551" calcext:value-type="float">
            <text:p>1.37795275590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37524557956778" calcext:value-type="float">
            <text:p>1.37524557956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37254901960784" calcext:value-type="float">
            <text:p>1.37254901960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36986301369863" calcext:value-type="float">
            <text:p>1.36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3671875" calcext:value-type="float">
            <text:p>1.3671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364522417154" calcext:value-type="float">
            <text:p>1.364522417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36186770428016" calcext:value-type="float">
            <text:p>1.36186770428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35922330097087" calcext:value-type="float">
            <text:p>1.35922330097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5658914728682" calcext:value-type="float">
            <text:p>1.356589147286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35396518375242" calcext:value-type="float">
            <text:p>1.35396518375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35135135135135" calcext:value-type="float">
            <text:p>1.351351351351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34874759152216" calcext:value-type="float">
            <text:p>1.34874759152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34615384615385" calcext:value-type="float">
            <text:p>1.34615384615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34357005758157" calcext:value-type="float">
            <text:p>1.34357005758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34099616858238" calcext:value-type="float">
            <text:p>1.34099616858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33843212237094" calcext:value-type="float">
            <text:p>1.33843212237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33587786259542" calcext:value-type="float">
            <text:p>1.33587786259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3333333333333" calcext:value-type="float">
            <text:p>1.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33079847908745" calcext:value-type="float">
            <text:p>1.33079847908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32827324478178" calcext:value-type="float">
            <text:p>1.32827324478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32575757575758" calcext:value-type="float">
            <text:p>1.325757575757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32325141776938" calcext:value-type="float">
            <text:p>1.32325141776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32075471698113" calcext:value-type="float">
            <text:p>1.32075471698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1826741996234" calcext:value-type="float">
            <text:p>1.31826741996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31578947368421" calcext:value-type="float">
            <text:p>1.31578947368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31332082551595" calcext:value-type="float">
            <text:p>1.31332082551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1086142322097" calcext:value-type="float">
            <text:p>1.31086142322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30841121495327" calcext:value-type="float">
            <text:p>1.30841121495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30597014925373" calcext:value-type="float">
            <text:p>1.30597014925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30353817504656" calcext:value-type="float">
            <text:p>1.30353817504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30111524163569" calcext:value-type="float">
            <text:p>1.30111524163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2987012987013" calcext:value-type="float">
            <text:p>1.2987012987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2962962962963" calcext:value-type="float">
            <text:p>1.2962962962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29390018484288" calcext:value-type="float">
            <text:p>1.293900184842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29151291512915" calcext:value-type="float">
            <text:p>1.29151291512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28913443830571" calcext:value-type="float">
            <text:p>1.28913443830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28676470588235" calcext:value-type="float">
            <text:p>1.28676470588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28440366972477" calcext:value-type="float">
            <text:p>1.28440366972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27970749542962" calcext:value-type="float">
            <text:p>1.279707495429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27737226277372" calcext:value-type="float">
            <text:p>1.27737226277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27504553734062" calcext:value-type="float">
            <text:p>1.27504553734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27272727272727" calcext:value-type="float">
            <text:p>1.27272727272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27041742286751" calcext:value-type="float">
            <text:p>1.27041742286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26811594202899" calcext:value-type="float">
            <text:p>1.26811594202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26353790613718" calcext:value-type="float">
            <text:p>1.26353790613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26126126126126" calcext:value-type="float">
            <text:p>1.26126126126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2589928057554" calcext:value-type="float">
            <text:p>1.2589928057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25673249551167" calcext:value-type="float">
            <text:p>1.25673249551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25448028673835" calcext:value-type="float">
            <text:p>1.2544802867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25223613595707" calcext:value-type="float">
            <text:p>1.25223613595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24777183600713" calcext:value-type="float">
            <text:p>1.247771836007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24555160142349" calcext:value-type="float">
            <text:p>1.245551601423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24333925399645" calcext:value-type="float">
            <text:p>1.24333925399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24113475177305" calcext:value-type="float">
            <text:p>1.24113475177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23893805309735" calcext:value-type="float">
            <text:p>1.23893805309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23674911660777" calcext:value-type="float">
            <text:p>1.236749116607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23239436619718" calcext:value-type="float">
            <text:p>1.23239436619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23022847100176" calcext:value-type="float">
            <text:p>1.23022847100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2280701754386" calcext:value-type="float">
            <text:p>1.2280701754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22591943957968" calcext:value-type="float">
            <text:p>1.22591943957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22377622377622" calcext:value-type="float">
            <text:p>1.22377622377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2216404886562" calcext:value-type="float">
            <text:p>1.2216404886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21739130434783" calcext:value-type="float">
            <text:p>1.217391304347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21527777777778" calcext:value-type="float">
            <text:p>1.21527777777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21317157712305" calcext:value-type="float">
            <text:p>1.21317157712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21107266435986" calcext:value-type="float">
            <text:p>1.21107266435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20898100172712" calcext:value-type="float">
            <text:p>1.20898100172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20689655172414" calcext:value-type="float">
            <text:p>1.20689655172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20274914089347" calcext:value-type="float">
            <text:p>1.20274914089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20068610634648" calcext:value-type="float">
            <text:p>1.200686106346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986301369863" calcext:value-type="float">
            <text:p>1.1986301369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1965811965812" calcext:value-type="float">
            <text:p>1.1965811965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19453924914676" calcext:value-type="float">
            <text:p>1.19453924914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19250425894378" calcext:value-type="float">
            <text:p>1.19250425894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18845500848896" calcext:value-type="float">
            <text:p>1.18845500848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1864406779661" calcext:value-type="float">
            <text:p>1.18644067796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1844331641286" calcext:value-type="float">
            <text:p>1.1844331641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18243243243243" calcext:value-type="float">
            <text:p>1.18243243243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18043844856661" calcext:value-type="float">
            <text:p>1.180438448566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7845117845118" calcext:value-type="float">
            <text:p>1.17845117845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744966442953" calcext:value-type="float">
            <text:p>1.1744966442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7252931323283" calcext:value-type="float">
            <text:p>1.17252931323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7056856187291" calcext:value-type="float">
            <text:p>1.17056856187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1686143572621" calcext:value-type="float">
            <text:p>1.1686143572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16472545757072" calcext:value-type="float">
            <text:p>1.16472545757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16279069767442" calcext:value-type="float">
            <text:p>1.16279069767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6086235489221" calcext:value-type="float">
            <text:p>1.16086235489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15894039735099" calcext:value-type="float">
            <text:p>1.15894039735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15702479338843" calcext:value-type="float">
            <text:p>1.15702479338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15511551155116" calcext:value-type="float">
            <text:p>1.155115511551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15321252059308" calcext:value-type="float">
            <text:p>1.15321252059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15131578947368" calcext:value-type="float">
            <text:p>1.15131578947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14942528735632" calcext:value-type="float">
            <text:p>1.14942528735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14754098360656" calcext:value-type="float">
            <text:p>1.14754098360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14566284779051" calcext:value-type="float">
            <text:p>1.14566284779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1437908496732" calcext:value-type="float">
            <text:p>1.1437908496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14192495921697" calcext:value-type="float">
            <text:p>1.14192495921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1400651465798" calcext:value-type="float">
            <text:p>1.1400651465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13821138211382" calcext:value-type="float">
            <text:p>1.13821138211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13636363636364" calcext:value-type="float">
            <text:p>1.13636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29659643435981" calcext:value-type="float">
            <text:p>1.29659643435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29449838187702" calcext:value-type="float">
            <text:p>1.29449838187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2924071082391" calcext:value-type="float">
            <text:p>1.2924071082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29032258064516" calcext:value-type="float">
            <text:p>1.29032258064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28824476650564" calcext:value-type="float">
            <text:p>1.28824476650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28617363344051" calcext:value-type="float">
            <text:p>1.28617363344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28410914927769" calcext:value-type="float">
            <text:p>1.28410914927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28205128205128" calcext:value-type="float">
            <text:p>1.28205128205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28" calcext:value-type="float">
            <text:p>1.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2779552715655" calcext:value-type="float">
            <text:p>1.2779552715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27591706539075" calcext:value-type="float">
            <text:p>1.275917065390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27388535031847" calcext:value-type="float">
            <text:p>1.27388535031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27186009538951" calcext:value-type="float">
            <text:p>1.27186009538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26984126984127" calcext:value-type="float">
            <text:p>1.26984126984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26782884310618" calcext:value-type="float">
            <text:p>1.26782884310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26582278481013" calcext:value-type="float">
            <text:p>1.26582278481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26382306477093" calcext:value-type="float">
            <text:p>1.26382306477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26182965299685" calcext:value-type="float">
            <text:p>1.261829652996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25984251968504" calcext:value-type="float">
            <text:p>1.259842519685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25786163522013" calcext:value-type="float">
            <text:p>1.2578616352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25588697017268" calcext:value-type="float">
            <text:p>1.25588697017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25391849529781" calcext:value-type="float">
            <text:p>1.25391849529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25195618153365" calcext:value-type="float">
            <text:p>1.25195618153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25" calcext:value-type="float">
            <text:p>1.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24804992199688" calcext:value-type="float">
            <text:p>1.24804992199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24610591900312" calcext:value-type="float">
            <text:p>1.24610591900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24416796267496" calcext:value-type="float">
            <text:p>1.24416796267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24223602484472" calcext:value-type="float">
            <text:p>1.2422360248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24031007751938" calcext:value-type="float">
            <text:p>1.24031007751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23839009287926" calcext:value-type="float">
            <text:p>1.2383900928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23647604327666" calcext:value-type="float">
            <text:p>1.23647604327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23456790123457" calcext:value-type="float">
            <text:p>1.23456790123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2326656394453" calcext:value-type="float">
            <text:p>1.2326656394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23076923076923" calcext:value-type="float">
            <text:p>1.23076923076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22887864823349" calcext:value-type="float">
            <text:p>1.228878648233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22699386503067" calcext:value-type="float">
            <text:p>1.22699386503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22511485451761" calcext:value-type="float">
            <text:p>1.225114854517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22324159021407" calcext:value-type="float">
            <text:p>1.223241590214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22137404580153" calcext:value-type="float">
            <text:p>1.22137404580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21951219512195" calcext:value-type="float">
            <text:p>1.21951219512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21765601217656" calcext:value-type="float">
            <text:p>1.21765601217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21580547112462" calcext:value-type="float">
            <text:p>1.21580547112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21396054628225" calcext:value-type="float">
            <text:p>1.21396054628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21028744326778" calcext:value-type="float">
            <text:p>1.21028744326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20845921450151" calcext:value-type="float">
            <text:p>1.20845921450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20663650075415" calcext:value-type="float">
            <text:p>1.20663650075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20481927710843" calcext:value-type="float">
            <text:p>1.20481927710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20300751879699" calcext:value-type="float">
            <text:p>1.20300751879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2012012012012" calcext:value-type="float">
            <text:p>1.201201201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19940029985008" calcext:value-type="float">
            <text:p>1.19940029985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19760479041916" calcext:value-type="float">
            <text:p>1.19760479041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19581464872945" calcext:value-type="float">
            <text:p>1.19581464872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19402985074627" calcext:value-type="float">
            <text:p>1.19402985074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19225037257824" calcext:value-type="float">
            <text:p>1.19225037257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19047619047619" calcext:value-type="float">
            <text:p>1.1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1887072808321" calcext:value-type="float">
            <text:p>1.1887072808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18694362017804" calcext:value-type="float">
            <text:p>1.18694362017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18518518518519" calcext:value-type="float">
            <text:p>1.18518518518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18343195266272" calcext:value-type="float">
            <text:p>1.18343195266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18168389955687" calcext:value-type="float">
            <text:p>1.18168389955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17994100294985" calcext:value-type="float">
            <text:p>1.17994100294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17820324005891" calcext:value-type="float">
            <text:p>1.17820324005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17647058823529" calcext:value-type="float">
            <text:p>1.17647058823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17474302496329" calcext:value-type="float">
            <text:p>1.17474302496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17302052785924" calcext:value-type="float">
            <text:p>1.17302052785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6412884333821" calcext:value-type="float">
            <text:p>1.464128843338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6198830409357" calcext:value-type="float">
            <text:p>1.46198830409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60583941605839" calcext:value-type="float">
            <text:p>1.60583941605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60349854227405" calcext:value-type="float">
            <text:p>1.60349854227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60116448326055" calcext:value-type="float">
            <text:p>1.601164483260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59883720930233" calcext:value-type="float">
            <text:p>1.59883720930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59651669085631" calcext:value-type="float">
            <text:p>1.59651669085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59420289855072" calcext:value-type="float">
            <text:p>1.59420289855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59189580318379" calcext:value-type="float">
            <text:p>1.59189580318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58959537572254" calcext:value-type="float">
            <text:p>1.58959537572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5850144092219" calcext:value-type="float">
            <text:p>1.5850144092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58273381294964" calcext:value-type="float">
            <text:p>1.58273381294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72166427546628" calcext:value-type="float">
            <text:p>1.72166427546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71919770773639" calcext:value-type="float">
            <text:p>1.719197707736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71673819742489" calcext:value-type="float">
            <text:p>1.71673819742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71428571428571" calcext:value-type="float">
            <text:p>1.7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71184022824536" calcext:value-type="float">
            <text:p>1.71184022824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70940170940171" calcext:value-type="float">
            <text:p>1.70940170940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70697012802276" calcext:value-type="float">
            <text:p>1.70697012802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70454545454545" calcext:value-type="float">
            <text:p>1.70454545454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70212765957447" calcext:value-type="float">
            <text:p>1.70212765957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69971671388102" calcext:value-type="float">
            <text:p>1.69971671388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6973125884017" calcext:value-type="float">
            <text:p>1.6973125884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69252468265162" calcext:value-type="float">
            <text:p>1.69252468265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69014084507042" calcext:value-type="float">
            <text:p>1.69014084507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68776371308017" calcext:value-type="float">
            <text:p>1.68776371308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68539325842697" calcext:value-type="float">
            <text:p>1.68539325842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68302945301543" calcext:value-type="float">
            <text:p>1.68302945301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68067226890756" calcext:value-type="float">
            <text:p>1.68067226890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67832167832168" calcext:value-type="float">
            <text:p>1.678321678321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67597765363129" calcext:value-type="float">
            <text:p>1.67597765363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67364016736402" calcext:value-type="float">
            <text:p>1.67364016736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67130919220056" calcext:value-type="float">
            <text:p>1.67130919220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66898470097357" calcext:value-type="float">
            <text:p>1.66898470097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66666666666667" calcext:value-type="float">
            <text:p>1.6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66435506241331" calcext:value-type="float">
            <text:p>1.66435506241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66204986149584" calcext:value-type="float">
            <text:p>1.66204986149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6597510373444" calcext:value-type="float">
            <text:p>1.6597510373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65745856353591" calcext:value-type="float">
            <text:p>1.65745856353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6551724137931" calcext:value-type="float">
            <text:p>1.6551724137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65289256198347" calcext:value-type="float">
            <text:p>1.6528925619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65061898211829" calcext:value-type="float">
            <text:p>1.650618982118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64835164835165" calcext:value-type="float">
            <text:p>1.648351648351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64609053497942" calcext:value-type="float">
            <text:p>1.64609053497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64383561643836" calcext:value-type="float">
            <text:p>1.64383561643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64158686730506" calcext:value-type="float">
            <text:p>1.64158686730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63934426229508" calcext:value-type="float">
            <text:p>1.63934426229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63710777626194" calcext:value-type="float">
            <text:p>1.63710777626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63487738419619" calcext:value-type="float">
            <text:p>1.63487738419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63265306122449" calcext:value-type="float">
            <text:p>1.63265306122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6304347826087" calcext:value-type="float">
            <text:p>1.6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62822252374491" calcext:value-type="float">
            <text:p>1.628222523744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6260162601626" calcext:value-type="float">
            <text:p>1.6260162601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62381596752368" calcext:value-type="float">
            <text:p>1.62381596752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62162162162162" calcext:value-type="float">
            <text:p>1.62162162162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61943319838057" calcext:value-type="float">
            <text:p>1.61943319838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61725067385445" calcext:value-type="float">
            <text:p>1.61725067385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61507402422611" calcext:value-type="float">
            <text:p>1.61507402422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61290322580645" calcext:value-type="float">
            <text:p>1.6129032258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61073825503356" calcext:value-type="float">
            <text:p>1.61073825503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60857908847185" calcext:value-type="float">
            <text:p>1.60857908847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60642570281125" calcext:value-type="float">
            <text:p>1.60642570281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60427807486631" calcext:value-type="float">
            <text:p>1.60427807486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60213618157543" calcext:value-type="float">
            <text:p>1.602136181575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59786950732357" calcext:value-type="float">
            <text:p>1.59786950732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59574468085106" calcext:value-type="float">
            <text:p>1.59574468085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59362549800797" calcext:value-type="float">
            <text:p>1.59362549800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59151193633952" calcext:value-type="float">
            <text:p>1.59151193633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58940397350993" calcext:value-type="float">
            <text:p>1.58940397350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58730158730159" calcext:value-type="float">
            <text:p>1.587301587301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58520475561427" calcext:value-type="float">
            <text:p>1.58520475561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58311345646438" calcext:value-type="float">
            <text:p>1.58311345646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58102766798419" calcext:value-type="float">
            <text:p>1.58102766798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57687253613666" calcext:value-type="float">
            <text:p>1.57687253613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5748031496063" calcext:value-type="float">
            <text:p>1.5748031496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57273918741809" calcext:value-type="float">
            <text:p>1.57273918741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57068062827225" calcext:value-type="float">
            <text:p>1.570680628272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56862745098039" calcext:value-type="float">
            <text:p>1.56862745098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56657963446475" calcext:value-type="float">
            <text:p>1.56657963446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5645371577575" calcext:value-type="float">
            <text:p>1.5645371577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5625" calcext:value-type="float">
            <text:p>1.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56046814044213" calcext:value-type="float">
            <text:p>1.56046814044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55844155844156" calcext:value-type="float">
            <text:p>1.5584415584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68612191958495" calcext:value-type="float">
            <text:p>1.68612191958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6839378238342" calcext:value-type="float">
            <text:p>1.68393782383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68175937904269" calcext:value-type="float">
            <text:p>1.68175937904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67958656330749" calcext:value-type="float">
            <text:p>1.67958656330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67741935483871" calcext:value-type="float">
            <text:p>1.67741935483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67525773195876" calcext:value-type="float">
            <text:p>1.67525773195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67310167310167" calcext:value-type="float">
            <text:p>1.673101673101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67095115681234" calcext:value-type="float">
            <text:p>1.6709511568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66880616174583" calcext:value-type="float">
            <text:p>1.66880616174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7948717948718" calcext:value-type="float">
            <text:p>1.7948717948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79257362355954" calcext:value-type="float">
            <text:p>1.7925736235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79028132992327" calcext:value-type="float">
            <text:p>1.79028132992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78799489144317" calcext:value-type="float">
            <text:p>1.78799489144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78343949044586" calcext:value-type="float">
            <text:p>1.783439490445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78117048346056" calcext:value-type="float">
            <text:p>1.78117048346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77890724269377" calcext:value-type="float">
            <text:p>1.77890724269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77664974619289" calcext:value-type="float">
            <text:p>1.77664974619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7743979721166" calcext:value-type="float">
            <text:p>1.7743979721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77215189873418" calcext:value-type="float">
            <text:p>1.77215189873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76991150442478" calcext:value-type="float">
            <text:p>1.76991150442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76767676767677" calcext:value-type="float">
            <text:p>1.76767676767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76544766708701" calcext:value-type="float">
            <text:p>1.76544766708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7632241813602" calcext:value-type="float">
            <text:p>1.7632241813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76100628930818" calcext:value-type="float">
            <text:p>1.76100628930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75879396984925" calcext:value-type="float">
            <text:p>1.75879396984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75658720200753" calcext:value-type="float">
            <text:p>1.75658720200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75438596491228" calcext:value-type="float">
            <text:p>1.7543859649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75219023779725" calcext:value-type="float">
            <text:p>1.75219023779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75" calcext:value-type="float">
            <text:p>1.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7478152309613" calcext:value-type="float">
            <text:p>1.7478152309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74563591022444" calcext:value-type="float">
            <text:p>1.74563591022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74346201743462" calcext:value-type="float">
            <text:p>1.743462017434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74129353233831" calcext:value-type="float">
            <text:p>1.741293532338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73913043478261" calcext:value-type="float">
            <text:p>1.73913043478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73697270471464" calcext:value-type="float">
            <text:p>1.73697270471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73482032218092" calcext:value-type="float">
            <text:p>1.734820322180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73267326732673" calcext:value-type="float">
            <text:p>1.73267326732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73053152039555" calcext:value-type="float">
            <text:p>1.73053152039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7283950617284" calcext:value-type="float">
            <text:p>1.7283950617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72626387176326" calcext:value-type="float">
            <text:p>1.726263871763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72413793103448" calcext:value-type="float">
            <text:p>1.72413793103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7220172201722" calcext:value-type="float">
            <text:p>1.72201722017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71990171990172" calcext:value-type="float">
            <text:p>1.71990171990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71779141104294" calcext:value-type="float">
            <text:p>1.71779141104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7156862745098" calcext:value-type="float">
            <text:p>1.7156862745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71358629130967" calcext:value-type="float">
            <text:p>1.71358629130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71149144254279" calcext:value-type="float">
            <text:p>1.71149144254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70940170940171" calcext:value-type="float">
            <text:p>1.70940170940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70731707317073" calcext:value-type="float">
            <text:p>1.70731707317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70523751522534" calcext:value-type="float">
            <text:p>1.705237515225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70316301703163" calcext:value-type="float">
            <text:p>1.70316301703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70109356014581" calcext:value-type="float">
            <text:p>1.70109356014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69902912621359" calcext:value-type="float">
            <text:p>1.699029126213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6969696969697" calcext:value-type="float">
            <text:p>1.6969696969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69491525423729" calcext:value-type="float">
            <text:p>1.69491525423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69286577992745" calcext:value-type="float">
            <text:p>1.69286577992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69082125603865" calcext:value-type="float">
            <text:p>1.690821256038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68878166465621" calcext:value-type="float">
            <text:p>1.68878166465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68674698795181" calcext:value-type="float">
            <text:p>1.68674698795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68471720818291" calcext:value-type="float">
            <text:p>1.68471720818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68269230769231" calcext:value-type="float">
            <text:p>1.68269230769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68067226890756" calcext:value-type="float">
            <text:p>1.68067226890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67865707434053" calcext:value-type="float">
            <text:p>1.67865707434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79640718562874" calcext:value-type="float">
            <text:p>1.79640718562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79425837320574" calcext:value-type="float">
            <text:p>1.794258373205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7921146953405" calcext:value-type="float">
            <text:p>1.7921146953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78997613365155" calcext:value-type="float">
            <text:p>1.78997613365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78784266984505" calcext:value-type="float">
            <text:p>1.78784266984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78571428571429" calcext:value-type="float">
            <text:p>1.78571428571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78359096313912" calcext:value-type="float">
            <text:p>1.78359096313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78147268408551" calcext:value-type="float">
            <text:p>1.78147268408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77935943060498" calcext:value-type="float">
            <text:p>1.77935943060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77725118483412" calcext:value-type="float">
            <text:p>1.77725118483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77514792899408" calcext:value-type="float">
            <text:p>1.77514792899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77304964539007" calcext:value-type="float">
            <text:p>1.77304964539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77095631641086" calcext:value-type="float">
            <text:p>1.77095631641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7688679245283" calcext:value-type="float">
            <text:p>1.76886792452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88457008244994" calcext:value-type="float">
            <text:p>1.884570082449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88235294117647" calcext:value-type="float">
            <text:p>1.88235294117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88014101057579" calcext:value-type="float">
            <text:p>1.880141010575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87793427230047" calcext:value-type="float">
            <text:p>1.87793427230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8757327080891" calcext:value-type="float">
            <text:p>1.8757327080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87353629976581" calcext:value-type="float">
            <text:p>1.87353629976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87134502923977" calcext:value-type="float">
            <text:p>1.87134502923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86915887850467" calcext:value-type="float">
            <text:p>1.86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86697782963827" calcext:value-type="float">
            <text:p>1.86697782963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86480186480186" calcext:value-type="float">
            <text:p>1.86480186480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86263096623981" calcext:value-type="float">
            <text:p>1.86263096623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86046511627907" calcext:value-type="float">
            <text:p>1.86046511627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85830429732869" calcext:value-type="float">
            <text:p>1.85830429732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85614849187935" calcext:value-type="float">
            <text:p>1.856148491879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8539976825029" calcext:value-type="float">
            <text:p>1.85399768250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84971098265896" calcext:value-type="float">
            <text:p>1.84971098265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84757505773672" calcext:value-type="float">
            <text:p>1.847575057736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84544405997693" calcext:value-type="float">
            <text:p>1.84544405997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84331797235023" calcext:value-type="float">
            <text:p>1.84331797235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84119677790564" calcext:value-type="float">
            <text:p>1.84119677790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83908045977011" calcext:value-type="float">
            <text:p>1.83908045977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83696900114811" calcext:value-type="float">
            <text:p>1.83696900114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8348623853211" calcext:value-type="float">
            <text:p>1.8348623853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83276059564719" calcext:value-type="float">
            <text:p>1.83276059564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83066361556064" calcext:value-type="float">
            <text:p>1.83066361556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82857142857143" calcext:value-type="float">
            <text:p>1.8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82648401826484" calcext:value-type="float">
            <text:p>1.82648401826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82440136830103" calcext:value-type="float">
            <text:p>1.82440136830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82232346241458" calcext:value-type="float">
            <text:p>1.82232346241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82025028441411" calcext:value-type="float">
            <text:p>1.82025028441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8161180476731" calcext:value-type="float">
            <text:p>1.8161180476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8140589569161" calcext:value-type="float">
            <text:p>1.8140589569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92525481313703" calcext:value-type="float">
            <text:p>1.92525481313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92090395480226" calcext:value-type="float">
            <text:p>1.92090395480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91873589164786" calcext:value-type="float">
            <text:p>1.918735891647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91657271702368" calcext:value-type="float">
            <text:p>1.91657271702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91441441441441" calcext:value-type="float">
            <text:p>1.91441441441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91226096737908" calcext:value-type="float">
            <text:p>1.912260967379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91011235955056" calcext:value-type="float">
            <text:p>1.91011235955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90796857463524" calcext:value-type="float">
            <text:p>1.90796857463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90582959641256" calcext:value-type="float">
            <text:p>1.90582959641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9036954087346" calcext:value-type="float">
            <text:p>1.9036954087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90156599552573" calcext:value-type="float">
            <text:p>1.90156599552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89944134078212" calcext:value-type="float">
            <text:p>1.89944134078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89732142857143" calcext:value-type="float">
            <text:p>1.89732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89520624303233" calcext:value-type="float">
            <text:p>1.89520624303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89309576837416" calcext:value-type="float">
            <text:p>1.89309576837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89098998887653" calcext:value-type="float">
            <text:p>1.890989988876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88888888888889" calcext:value-type="float">
            <text:p>1.88888888888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88470066518847" calcext:value-type="float">
            <text:p>1.88470066518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88261351052049" calcext:value-type="float">
            <text:p>1.882613510520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88053097345133" calcext:value-type="float">
            <text:p>1.88053097345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87845303867403" calcext:value-type="float">
            <text:p>1.87845303867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87637969094923" calcext:value-type="float">
            <text:p>1.87637969094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87431091510474" calcext:value-type="float">
            <text:p>1.87431091510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87224669603524" calcext:value-type="float">
            <text:p>1.87224669603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87018701870187" calcext:value-type="float">
            <text:p>1.87018701870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86813186813187" calcext:value-type="float">
            <text:p>1.86813186813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86608122941822" calcext:value-type="float">
            <text:p>1.86608122941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8640350877193" calcext:value-type="float">
            <text:p>1.8640350877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86199342825849" calcext:value-type="float">
            <text:p>1.86199342825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85995623632385" calcext:value-type="float">
            <text:p>1.85995623632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85792349726776" calcext:value-type="float">
            <text:p>1.85792349726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85589519650655" calcext:value-type="float">
            <text:p>1.85589519650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85387131952017" calcext:value-type="float">
            <text:p>1.8538713195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84983677910773" calcext:value-type="float">
            <text:p>1.84983677910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84782608695652" calcext:value-type="float">
            <text:p>1.84782608695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84581976112921" calcext:value-type="float">
            <text:p>1.845819761129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84381778741866" calcext:value-type="float">
            <text:p>1.84381778741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84182015167931" calcext:value-type="float">
            <text:p>1.84182015167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83982683982684" calcext:value-type="float">
            <text:p>1.83982683982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83783783783784" calcext:value-type="float">
            <text:p>1.83783783783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83585313174946" calcext:value-type="float">
            <text:p>1.835853131749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83387270765912" calcext:value-type="float">
            <text:p>1.83387270765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83189655172414" calcext:value-type="float">
            <text:p>1.83189655172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82992465016146" calcext:value-type="float">
            <text:p>1.82992465016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82795698924731" calcext:value-type="float">
            <text:p>1.82795698924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82599355531686" calcext:value-type="float">
            <text:p>1.82599355531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82403433476395" calcext:value-type="float">
            <text:p>1.82403433476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82207931404073" calcext:value-type="float">
            <text:p>1.82207931404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82012847965739" calcext:value-type="float">
            <text:p>1.82012847965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81623931623932" calcext:value-type="float">
            <text:p>1.816239316239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92102454642476" calcext:value-type="float">
            <text:p>1.92102454642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91897654584222" calcext:value-type="float">
            <text:p>1.91897654584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91693290734824" calcext:value-type="float">
            <text:p>1.91693290734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91489361702128" calcext:value-type="float">
            <text:p>1.91489361702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91285866099894" calcext:value-type="float">
            <text:p>1.91285866099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90880169671262" calcext:value-type="float">
            <text:p>1.90880169671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90677966101695" calcext:value-type="float">
            <text:p>1.90677966101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90274841437632" calcext:value-type="float">
            <text:p>1.90274841437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00633579725449" calcext:value-type="float">
            <text:p>2.00633579725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0042194092827" calcext:value-type="float">
            <text:p>2.0042194092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00210748155954" calcext:value-type="float">
            <text:p>2.00210748155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99789695057834" calcext:value-type="float">
            <text:p>1.99789695057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99579831932773" calcext:value-type="float">
            <text:p>1.99579831932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99370409233998" calcext:value-type="float">
            <text:p>1.99370409233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9916142557652" calcext:value-type="float">
            <text:p>1.9916142557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98952879581152" calcext:value-type="float">
            <text:p>1.98952879581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98744769874477" calcext:value-type="float">
            <text:p>1.98744769874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98537095088819" calcext:value-type="float">
            <text:p>1.98537095088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98329853862213" calcext:value-type="float">
            <text:p>1.98329853862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98123044838373" calcext:value-type="float">
            <text:p>1.98123044838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97916666666667" calcext:value-type="float">
            <text:p>1.9791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97710718002081" calcext:value-type="float">
            <text:p>1.97710718002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97505197505198" calcext:value-type="float">
            <text:p>1.97505197505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9730010384216" calcext:value-type="float">
            <text:p>1.9730010384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97095435684647" calcext:value-type="float">
            <text:p>1.97095435684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96891191709845" calcext:value-type="float">
            <text:p>1.96891191709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96687370600414" calcext:value-type="float">
            <text:p>1.96687370600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96483971044467" calcext:value-type="float">
            <text:p>1.96483971044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96280991735537" calcext:value-type="float">
            <text:p>1.96280991735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95876288659794" calcext:value-type="float">
            <text:p>1.95876288659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956745623069" calcext:value-type="float">
            <text:p>1.956745623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95473251028807" calcext:value-type="float">
            <text:p>1.95473251028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95272353545735" calcext:value-type="float">
            <text:p>1.95272353545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95071868583162" calcext:value-type="float">
            <text:p>1.950718685831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94871794871795" calcext:value-type="float">
            <text:p>1.94871794871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94672131147541" calcext:value-type="float">
            <text:p>1.94672131147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94472876151484" calcext:value-type="float">
            <text:p>1.94472876151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94274028629857" calcext:value-type="float">
            <text:p>1.94274028629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94075587334014" calcext:value-type="float">
            <text:p>1.94075587334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93877551020408" calcext:value-type="float">
            <text:p>1.93877551020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93679918450561" calcext:value-type="float">
            <text:p>1.93679918450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93482688391039" calcext:value-type="float">
            <text:p>1.93482688391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93285859613428" calcext:value-type="float">
            <text:p>1.93285859613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93089430894309" calcext:value-type="float">
            <text:p>1.93089430894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92893401015228" calcext:value-type="float">
            <text:p>1.92893401015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92697768762677" calcext:value-type="float">
            <text:p>1.92697768762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92502532928065" calcext:value-type="float">
            <text:p>1.92502532928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9211324570273" calcext:value-type="float">
            <text:p>1.9211324570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91725529767911" calcext:value-type="float">
            <text:p>1.91725529767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91532258064516" calcext:value-type="float">
            <text:p>1.91532258064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91339375629406" calcext:value-type="float">
            <text:p>1.91339375629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91146881287726" calcext:value-type="float">
            <text:p>1.91146881287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90954773869347" calcext:value-type="float">
            <text:p>1.90954773869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90763052208835" calcext:value-type="float">
            <text:p>1.90763052208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90571715145436" calcext:value-type="float">
            <text:p>1.90571715145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90380761523046" calcext:value-type="float">
            <text:p>1.90380761523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9019019019019" calcext:value-type="float">
            <text:p>1.9019019019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998001998002" calcext:value-type="float">
            <text:p>1.998001998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9600798403194" calcext:value-type="float">
            <text:p>1.99600798403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99401794616152" calcext:value-type="float">
            <text:p>1.99401794616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99203187250996" calcext:value-type="float">
            <text:p>1.99203187250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.99004975124378" calcext:value-type="float">
            <text:p>1.99004975124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.98807157057654" calcext:value-type="float">
            <text:p>1.98807157057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98609731876862" calcext:value-type="float">
            <text:p>1.98609731876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.98412698412698" calcext:value-type="float">
            <text:p>1.984126984126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.98216055500496" calcext:value-type="float">
            <text:p>1.98216055500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98019801980198" calcext:value-type="float">
            <text:p>1.98019801980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.9782393669634" calcext:value-type="float">
            <text:p>1.9782393669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97628458498024" calcext:value-type="float">
            <text:p>1.97628458498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97433366238894" calcext:value-type="float">
            <text:p>1.97433366238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.9723865877712" calcext:value-type="float">
            <text:p>1.9723865877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.97044334975369" calcext:value-type="float">
            <text:p>1.97044334975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.96850393700787" calcext:value-type="float">
            <text:p>1.96850393700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.96656833824975" calcext:value-type="float">
            <text:p>1.96656833824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.96463654223969" calcext:value-type="float">
            <text:p>1.96463654223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.96270853778214" calcext:value-type="float">
            <text:p>1.96270853778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.9588638589618" calcext:value-type="float">
            <text:p>1.9588638589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95694716242661" calcext:value-type="float">
            <text:p>1.956947162426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.95503421309873" calcext:value-type="float">
            <text:p>1.955034213098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.953125" calcext:value-type="float">
            <text:p>1.953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.95121951219512" calcext:value-type="float">
            <text:p>1.95121951219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94931773879142" calcext:value-type="float">
            <text:p>1.94931773879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.94741966893866" calcext:value-type="float">
            <text:p>1.94741966893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94552529182879" calcext:value-type="float">
            <text:p>1.945525291828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.94363459669582" calcext:value-type="float">
            <text:p>1.943634596695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.94174757281553" calcext:value-type="float">
            <text:p>1.94174757281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93986420950534" calcext:value-type="float">
            <text:p>1.939864209505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.93798449612403" calcext:value-type="float">
            <text:p>1.93798449612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.93610842207164" calcext:value-type="float">
            <text:p>1.93610842207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93423597678917" calcext:value-type="float">
            <text:p>1.934235976789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.93236714975845" calcext:value-type="float">
            <text:p>1.93236714975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.93050193050193" calcext:value-type="float">
            <text:p>1.930501930501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92864030858245" calcext:value-type="float">
            <text:p>1.92864030858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.92678227360308" calcext:value-type="float">
            <text:p>1.92678227360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.92492781520693" calcext:value-type="float">
            <text:p>1.92492781520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.92122958693564" calcext:value-type="float">
            <text:p>1.92122958693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.91938579654511" calcext:value-type="float">
            <text:p>1.919385796545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91754554170662" calcext:value-type="float">
            <text:p>1.91754554170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.91570881226054" calcext:value-type="float">
            <text:p>1.91570881226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.91387559808612" calcext:value-type="float">
            <text:p>1.91387559808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91204588910134" calcext:value-type="float">
            <text:p>1.91204588910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.91021967526266" calcext:value-type="float">
            <text:p>1.91021967526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.90839694656489" calcext:value-type="float">
            <text:p>1.90839694656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.90657769304099" calcext:value-type="float">
            <text:p>1.90657769304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.90294957183635" calcext:value-type="float">
            <text:p>1.90294957183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90114068441065" calcext:value-type="float">
            <text:p>1.90114068441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.89933523266857" calcext:value-type="float">
            <text:p>1.89933523266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.89753320683112" calcext:value-type="float">
            <text:p>1.89753320683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.8957345971564" calcext:value-type="float">
            <text:p>1.8957345971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.89393939393939" calcext:value-type="float">
            <text:p>1.89393939393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.89214758751183" calcext:value-type="float">
            <text:p>1.89214758751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89035916824197" calcext:value-type="float">
            <text:p>1.89035916824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.88857412653447" calcext:value-type="float">
            <text:p>1.88857412653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.88501413760603" calcext:value-type="float">
            <text:p>1.88501413760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.88323917137476" calcext:value-type="float">
            <text:p>1.88323917137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.88146754468485" calcext:value-type="float">
            <text:p>1.88146754468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.8796992481203" calcext:value-type="float">
            <text:p>1.8796992481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.87793427230047" calcext:value-type="float">
            <text:p>1.87793427230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.87617260787993" calcext:value-type="float">
            <text:p>1.87617260787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.87441424554827" calcext:value-type="float">
            <text:p>1.87441424554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.87265917602996" calcext:value-type="float">
            <text:p>1.87265917602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.87090739008419" calcext:value-type="float">
            <text:p>1.87090739008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.86915887850467" calcext:value-type="float">
            <text:p>1.86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.86741363211951" calcext:value-type="float">
            <text:p>1.86741363211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.86567164179104" calcext:value-type="float">
            <text:p>1.86567164179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86393289841566" calcext:value-type="float">
            <text:p>1.86393289841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.86219739292365" calcext:value-type="float">
            <text:p>1.86219739292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.86046511627907" calcext:value-type="float">
            <text:p>1.86046511627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85873605947955" calcext:value-type="float">
            <text:p>1.858736059479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.85701021355617" calcext:value-type="float">
            <text:p>1.85701021355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.85528756957328" calcext:value-type="float">
            <text:p>1.85528756957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.94624652455978" calcext:value-type="float">
            <text:p>1.946246524559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.94264569842738" calcext:value-type="float">
            <text:p>1.94264569842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94085027726433" calcext:value-type="float">
            <text:p>1.94085027726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.93905817174515" calcext:value-type="float">
            <text:p>1.93905817174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.93726937269373" calcext:value-type="float">
            <text:p>1.93726937269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93548387096774" calcext:value-type="float">
            <text:p>1.93548387096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.93370165745856" calcext:value-type="float">
            <text:p>1.933701657458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.93192272309108" calcext:value-type="float">
            <text:p>1.93192272309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.93014705882353" calcext:value-type="float">
            <text:p>1.93014705882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.92837465564738" calcext:value-type="float">
            <text:p>1.92837465564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.92660550458716" calcext:value-type="float">
            <text:p>1.926605504587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.92483959670027" calcext:value-type="float">
            <text:p>1.92483959670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.92131747483989" calcext:value-type="float">
            <text:p>1.92131747483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.91956124314442" calcext:value-type="float">
            <text:p>1.91956124314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.91780821917808" calcext:value-type="float">
            <text:p>1.91780821917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.91605839416058" calcext:value-type="float">
            <text:p>1.916058394160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.91431175934366" calcext:value-type="float">
            <text:p>1.91431175934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.91256830601093" calcext:value-type="float">
            <text:p>1.91256830601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.90735694822888" calcext:value-type="float">
            <text:p>1.90735694822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90562613430127" calcext:value-type="float">
            <text:p>1.90562613430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90389845874887" calcext:value-type="float">
            <text:p>1.903898458748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.90217391304348" calcext:value-type="float">
            <text:p>1.90217391304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.90045248868778" calcext:value-type="float">
            <text:p>1.900452488687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89873417721519" calcext:value-type="float">
            <text:p>1.89873417721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.8970189701897" calcext:value-type="float">
            <text:p>1.89701897018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.89530685920578" calcext:value-type="float">
            <text:p>1.89530685920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89359783588819" calcext:value-type="float">
            <text:p>1.89359783588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.89189189189189" calcext:value-type="float">
            <text:p>1.89189189189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.89018901890189" calcext:value-type="float">
            <text:p>1.89018901890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88848920863309" calcext:value-type="float">
            <text:p>1.88848920863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.8850987432675" calcext:value-type="float">
            <text:p>1.88509874326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.88340807174888" calcext:value-type="float">
            <text:p>1.88340807174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.88172043010753" calcext:value-type="float">
            <text:p>1.88172043010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.88003581020591" calcext:value-type="float">
            <text:p>1.88003581020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8783542039356" calcext:value-type="float">
            <text:p>1.8783542039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.87667560321716" calcext:value-type="float">
            <text:p>1.876675603217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.875" calcext:value-type="float">
            <text:p>1.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.87332738626227" calcext:value-type="float">
            <text:p>1.87332738626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.8716577540107" calcext:value-type="float">
            <text:p>1.8716577540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.8699910952805" calcext:value-type="float">
            <text:p>1.8699910952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.86832740213523" calcext:value-type="float">
            <text:p>1.868327402135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.86500888099467" calcext:value-type="float">
            <text:p>1.86500888099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.86335403726708" calcext:value-type="float">
            <text:p>1.86335403726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.86170212765957" calcext:value-type="float">
            <text:p>1.86170212765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.86005314437555" calcext:value-type="float">
            <text:p>1.86005314437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.85840707964602" calcext:value-type="float">
            <text:p>1.85840707964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.85676392572944" calcext:value-type="float">
            <text:p>1.85676392572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.85512367491166" calcext:value-type="float">
            <text:p>1.85512367491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85348631950574" calcext:value-type="float">
            <text:p>1.853486319505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.85185185185185" calcext:value-type="float">
            <text:p>1.85185185185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.85022026431718" calcext:value-type="float">
            <text:p>1.85022026431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84859154929577" calcext:value-type="float">
            <text:p>1.848591549295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.84696569920844" calcext:value-type="float">
            <text:p>1.84696569920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.84534270650264" calcext:value-type="float">
            <text:p>1.84534270650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84372256365233" calcext:value-type="float">
            <text:p>1.84372256365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.84210526315789" calcext:value-type="float">
            <text:p>1.84210526315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.84049079754601" calcext:value-type="float">
            <text:p>1.84049079754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83887915936953" calcext:value-type="float">
            <text:p>1.83887915936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.92475940507437" calcext:value-type="float">
            <text:p>1.92475940507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.92139737991266" calcext:value-type="float">
            <text:p>1.92139737991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.91972076788831" calcext:value-type="float">
            <text:p>1.919720767888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.9180470793374" calcext:value-type="float">
            <text:p>1.9180470793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91637630662021" calcext:value-type="float">
            <text:p>1.91637630662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.91470844212359" calcext:value-type="float">
            <text:p>1.914708442123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.91304347826087" calcext:value-type="float">
            <text:p>1.91304347826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.91138140747176" calcext:value-type="float">
            <text:p>1.91138140747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90972222222222" calcext:value-type="float">
            <text:p>1.90972222222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.90806591500434" calcext:value-type="float">
            <text:p>1.90806591500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90641247833622" calcext:value-type="float">
            <text:p>1.90641247833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.90311418685121" calcext:value-type="float">
            <text:p>1.90311418685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.90146931719965" calcext:value-type="float">
            <text:p>1.90146931719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.89982728842832" calcext:value-type="float">
            <text:p>1.89982728842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.89818809318378" calcext:value-type="float">
            <text:p>1.89818809318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.89655172413793" calcext:value-type="float">
            <text:p>1.89655172413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.89491817398794" calcext:value-type="float">
            <text:p>1.894918173987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.89328743545611" calcext:value-type="float">
            <text:p>1.89328743545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.89165950128977" calcext:value-type="float">
            <text:p>1.89165950128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.89003436426117" calcext:value-type="float">
            <text:p>1.89003436426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.88841201716738" calcext:value-type="float">
            <text:p>1.88841201716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.88517566409597" calcext:value-type="float">
            <text:p>1.88517566409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.88356164383562" calcext:value-type="float">
            <text:p>1.88356164383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8819503849444" calcext:value-type="float">
            <text:p>1.8819503849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.88034188034188" calcext:value-type="float">
            <text:p>1.88034188034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.87873612297182" calcext:value-type="float">
            <text:p>1.87873612297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87713310580205" calcext:value-type="float">
            <text:p>1.87713310580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.87553282182438" calcext:value-type="float">
            <text:p>1.87553282182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.87393526405451" calcext:value-type="float">
            <text:p>1.87393526405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.87234042553192" calcext:value-type="float">
            <text:p>1.8723404255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.87074829931973" calcext:value-type="float">
            <text:p>1.87074829931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.86915887850467" calcext:value-type="float">
            <text:p>1.86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86757215619694" calcext:value-type="float">
            <text:p>1.86757215619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.95080576759966" calcext:value-type="float">
            <text:p>1.950805767599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.94915254237288" calcext:value-type="float">
            <text:p>1.949152542372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94750211685013" calcext:value-type="float">
            <text:p>1.94750211685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94585448392555" calcext:value-type="float">
            <text:p>1.94585448392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.94420963651733" calcext:value-type="float">
            <text:p>1.94420963651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94256756756757" calcext:value-type="float">
            <text:p>1.942567567567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.94092827004219" calcext:value-type="float">
            <text:p>1.94092827004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.93929173693086" calcext:value-type="float">
            <text:p>1.93929173693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93765796124684" calcext:value-type="float">
            <text:p>1.937657961246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.93602693602694" calcext:value-type="float">
            <text:p>1.93602693602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.93439865433137" calcext:value-type="float">
            <text:p>1.934398654331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9327731092437" calcext:value-type="float">
            <text:p>1.9327731092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.9311502938707" calcext:value-type="float">
            <text:p>1.9311502938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.92953020134228" calcext:value-type="float">
            <text:p>1.92953020134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9279128248114" calcext:value-type="float">
            <text:p>1.9279128248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.92629815745394" calcext:value-type="float">
            <text:p>1.926298157453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.92468619246862" calcext:value-type="float">
            <text:p>1.92468619246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.92147034252297" calcext:value-type="float">
            <text:p>1.92147034252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.91986644407346" calcext:value-type="float">
            <text:p>1.91986644407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91826522101751" calcext:value-type="float">
            <text:p>1.91826522101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.91666666666667" calcext:value-type="float">
            <text:p>1.91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.9150707743547" calcext:value-type="float">
            <text:p>1.9150707743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9134775374376" calcext:value-type="float">
            <text:p>1.9134775374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.91188694929343" calcext:value-type="float">
            <text:p>1.91188694929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.91029900332226" calcext:value-type="float">
            <text:p>1.91029900332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.90871369294606" calcext:value-type="float">
            <text:p>1.90871369294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.90713101160862" calcext:value-type="float">
            <text:p>1.90713101160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.90555095277548" calcext:value-type="float">
            <text:p>1.905550952775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.90397350993378" calcext:value-type="float">
            <text:p>1.90397350993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.90239867659223" calcext:value-type="float">
            <text:p>1.90239867659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.90082644628099" calcext:value-type="float">
            <text:p>1.90082644628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.89925681255161" calcext:value-type="float">
            <text:p>1.89925681255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.8976897689769" calcext:value-type="float">
            <text:p>1.89768976897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.89612530915087" calcext:value-type="float">
            <text:p>1.896125309150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89456342668863" calcext:value-type="float">
            <text:p>1.89456342668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.89300411522634" calcext:value-type="float">
            <text:p>1.89300411522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.89144736842105" calcext:value-type="float">
            <text:p>1.89144736842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.8898931799507" calcext:value-type="float">
            <text:p>1.8898931799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.88834154351396" calcext:value-type="float">
            <text:p>1.88834154351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88524590163934" calcext:value-type="float">
            <text:p>1.885245901639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.88370188370188" calcext:value-type="float">
            <text:p>1.88370188370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.88216039279869" calcext:value-type="float">
            <text:p>1.88216039279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88062142273099" calcext:value-type="float">
            <text:p>1.880621422730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.95918367346939" calcext:value-type="float">
            <text:p>1.95918367346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95758564437194" calcext:value-type="float">
            <text:p>1.95758564437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.9559902200489" calcext:value-type="float">
            <text:p>1.9559902200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.95439739413681" calcext:value-type="float">
            <text:p>1.95439739413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95280716029292" calcext:value-type="float">
            <text:p>1.952807160292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.03252032520325" calcext:value-type="float">
            <text:p>2.03252032520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.03086921202275" calcext:value-type="float">
            <text:p>2.03086921202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.02922077922078" calcext:value-type="float">
            <text:p>2.029220779220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.02757502027575" calcext:value-type="float">
            <text:p>2.027575020275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.0259319286872" calcext:value-type="float">
            <text:p>2.02593192868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.02429149797571" calcext:value-type="float">
            <text:p>2.02429149797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.02265372168285" calcext:value-type="float">
            <text:p>2.02265372168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.02101859337106" calcext:value-type="float">
            <text:p>2.02101859337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.01938610662359" calcext:value-type="float">
            <text:p>2.019386106623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.01775625504439" calcext:value-type="float">
            <text:p>2.01775625504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.01612903225806" calcext:value-type="float">
            <text:p>2.016129032258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.01450443190975" calcext:value-type="float">
            <text:p>2.01450443190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01288244766506" calcext:value-type="float">
            <text:p>2.01288244766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.01126307320998" calcext:value-type="float">
            <text:p>2.01126307320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.0096463022508" calcext:value-type="float">
            <text:p>2.00964630225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.00803212851406" calcext:value-type="float">
            <text:p>2.00803212851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.00642054574639" calcext:value-type="float">
            <text:p>2.006420545746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.00481154771451" calcext:value-type="float">
            <text:p>2.00481154771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.00320512820513" calcext:value-type="float">
            <text:p>2.00320512820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.08166533226581" calcext:value-type="float">
            <text:p>2.08166533226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.08" calcext:value-type="float">
            <text:p>2.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.07833733013589" calcext:value-type="float">
            <text:p>2.07833733013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.07667731629393" calcext:value-type="float">
            <text:p>2.07667731629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.07501995211492" calcext:value-type="float">
            <text:p>2.075019952114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.07336523125997" calcext:value-type="float">
            <text:p>2.07336523125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.07171314741036" calcext:value-type="float">
            <text:p>2.07171314741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.07006369426752" calcext:value-type="float">
            <text:p>2.070063694267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.0684168655529" calcext:value-type="float">
            <text:p>2.0684168655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.06677265500795" calcext:value-type="float">
            <text:p>2.066772655007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.06513105639396" calcext:value-type="float">
            <text:p>2.06513105639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.06349206349206" calcext:value-type="float">
            <text:p>2.06349206349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.06185567010309" calcext:value-type="float">
            <text:p>2.06185567010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.06022187004754" calcext:value-type="float">
            <text:p>2.06022187004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.05859065716548" calcext:value-type="float">
            <text:p>2.058590657165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.05696202531646" calcext:value-type="float">
            <text:p>2.056962025316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.05533596837945" calcext:value-type="float">
            <text:p>2.05533596837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.05371248025276" calcext:value-type="float">
            <text:p>2.05371248025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.05209155485399" calcext:value-type="float">
            <text:p>2.05209155485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.05047318611987" calcext:value-type="float">
            <text:p>2.05047318611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.0488573680063" calcext:value-type="float">
            <text:p>2.04885736800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.04724409448819" calcext:value-type="float">
            <text:p>2.04724409448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.0456333595594" calcext:value-type="float">
            <text:p>2.0456333595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.0440251572327" calcext:value-type="float">
            <text:p>2.0440251572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.04241948153967" calcext:value-type="float">
            <text:p>2.04241948153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.04081632653061" calcext:value-type="float">
            <text:p>2.04081632653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.03921568627451" calcext:value-type="float">
            <text:p>2.03921568627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.03761755485893" calcext:value-type="float">
            <text:p>2.03761755485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.03602192638998" calcext:value-type="float">
            <text:p>2.03602192638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.03442879499218" calcext:value-type="float">
            <text:p>2.034428794992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.03283815480844" calcext:value-type="float">
            <text:p>2.03283815480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.02966432474629" calcext:value-type="float">
            <text:p>2.02966432474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.02808112324493" calcext:value-type="float">
            <text:p>2.02808112324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.02650038971161" calcext:value-type="float">
            <text:p>2.02650038971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.02492211838006" calcext:value-type="float">
            <text:p>2.02492211838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.02334630350195" calcext:value-type="float">
            <text:p>2.02334630350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.02177293934681" calcext:value-type="float">
            <text:p>2.02177293934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.01863354037267" calcext:value-type="float">
            <text:p>2.01863354037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.01706749418154" calcext:value-type="float">
            <text:p>2.01706749418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.01550387596899" calcext:value-type="float">
            <text:p>2.01550387596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.01394268009295" calcext:value-type="float">
            <text:p>2.01394268009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.01238390092879" calcext:value-type="float">
            <text:p>2.012383900928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.0108275328693" calcext:value-type="float">
            <text:p>2.0108275328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.00927357032457" calcext:value-type="float">
            <text:p>2.00927357032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.00772200772201" calcext:value-type="float">
            <text:p>2.00772200772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.00617283950617" calcext:value-type="float">
            <text:p>2.00617283950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.00462606013878" calcext:value-type="float">
            <text:p>2.004626060138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.00308166409861" calcext:value-type="float">
            <text:p>2.00308166409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.00153964588145" calcext:value-type="float">
            <text:p>2.00153964588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.99846272098386" calcext:value-type="float">
            <text:p>1.99846272098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99692780337942" calcext:value-type="float">
            <text:p>1.99692780337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.99539524174981" calcext:value-type="float">
            <text:p>1.99539524174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99386503067485" calcext:value-type="float">
            <text:p>1.99386503067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.99233716475096" calcext:value-type="float">
            <text:p>1.99233716475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.99081163859112" calcext:value-type="float">
            <text:p>1.99081163859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.98928844682479" calcext:value-type="float">
            <text:p>1.98928844682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.98776758409786" calcext:value-type="float">
            <text:p>1.987767584097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.98624904507257" calcext:value-type="float">
            <text:p>1.98624904507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.98473282442748" calcext:value-type="float">
            <text:p>1.98473282442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.98321891685736" calcext:value-type="float">
            <text:p>1.98321891685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.98170731707317" calcext:value-type="float">
            <text:p>1.98170731707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.98019801980198" calcext:value-type="float">
            <text:p>1.98019801980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.97869101978691" calcext:value-type="float">
            <text:p>1.978691019786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.97718631178707" calcext:value-type="float">
            <text:p>1.97718631178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.97568389057751" calcext:value-type="float">
            <text:p>1.97568389057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.97418375094913" calcext:value-type="float">
            <text:p>1.97418375094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.97268588770865" calcext:value-type="float">
            <text:p>1.972685887708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.97119029567854" calcext:value-type="float">
            <text:p>1.97119029567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.96969696969697" calcext:value-type="float">
            <text:p>1.96969696969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.96820590461771" calcext:value-type="float">
            <text:p>1.96820590461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.96671709531014" calcext:value-type="float">
            <text:p>1.96671709531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.96523053665911" calcext:value-type="float">
            <text:p>1.96523053665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.96374622356495" calcext:value-type="float">
            <text:p>1.96374622356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.9622641509434" calcext:value-type="float">
            <text:p>1.9622641509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.95930670685757" calcext:value-type="float">
            <text:p>1.959306706857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.9578313253012" calcext:value-type="float">
            <text:p>1.9578313253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.95635816403311" calcext:value-type="float">
            <text:p>1.956358164033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.95488721804511" calcext:value-type="float">
            <text:p>1.954887218045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.9534184823441" calcext:value-type="float">
            <text:p>1.9534184823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.02702702702703" calcext:value-type="float">
            <text:p>2.027027027027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.02550637659415" calcext:value-type="float">
            <text:p>2.02550637659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.023988005997" calcext:value-type="float">
            <text:p>2.023988005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.02247191011236" calcext:value-type="float">
            <text:p>2.02247191011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.02095808383234" calcext:value-type="float">
            <text:p>2.02095808383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.01944652206432" calcext:value-type="float">
            <text:p>2.01944652206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.01793721973094" calcext:value-type="float">
            <text:p>2.01793721973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.01643017176998" calcext:value-type="float">
            <text:p>2.01643017176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.01492537313433" calcext:value-type="float">
            <text:p>2.01492537313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.01342281879195" calcext:value-type="float">
            <text:p>2.01342281879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.01192250372578" calcext:value-type="float">
            <text:p>2.01192250372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.01042442293373" calcext:value-type="float">
            <text:p>2.01042442293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.00892857142857" calcext:value-type="float">
            <text:p>2.00892857142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.00743494423792" calcext:value-type="float">
            <text:p>2.007434944237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.00594353640416" calcext:value-type="float">
            <text:p>2.00594353640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.00445434298441" calcext:value-type="float">
            <text:p>2.00445434298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.00296735905045" calcext:value-type="float">
            <text:p>2.00296735905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.00148257968866" calcext:value-type="float">
            <text:p>2.00148257968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.99851961509993" calcext:value-type="float">
            <text:p>1.99851961509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99704142011834" calcext:value-type="float">
            <text:p>1.99704142011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.99556541019956" calcext:value-type="float">
            <text:p>1.99556541019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.99409158050222" calcext:value-type="float">
            <text:p>1.99409158050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99261992619926" calcext:value-type="float">
            <text:p>1.99261992619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.99115044247788" calcext:value-type="float">
            <text:p>1.991150442477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.98968312453943" calcext:value-type="float">
            <text:p>1.98968312453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.98821796759941" calcext:value-type="float">
            <text:p>1.988217967599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.98675496688742" calcext:value-type="float">
            <text:p>1.986754966887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.98529411764706" calcext:value-type="float">
            <text:p>1.98529411764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.98383541513593" calcext:value-type="float">
            <text:p>1.98383541513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.98237885462555" calcext:value-type="float">
            <text:p>1.982378854625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.98092443140132" calcext:value-type="float">
            <text:p>1.98092443140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.97947214076246" calcext:value-type="float">
            <text:p>1.979472140762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.97802197802198" calcext:value-type="float">
            <text:p>1.97802197802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.97657393850659" calcext:value-type="float">
            <text:p>1.976573938506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.97512801755669" calcext:value-type="float">
            <text:p>1.975128017556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.97368421052632" calcext:value-type="float">
            <text:p>1.97368421052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.97224251278305" calcext:value-type="float">
            <text:p>1.97224251278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.97080291970803" calcext:value-type="float">
            <text:p>1.97080291970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.96936542669584" calcext:value-type="float">
            <text:p>1.96936542669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.96793002915452" calcext:value-type="float">
            <text:p>1.96793002915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.96649672250546" calcext:value-type="float">
            <text:p>1.96649672250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.96506550218341" calcext:value-type="float">
            <text:p>1.96506550218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.96363636363636" calcext:value-type="float">
            <text:p>1.96363636363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.96220930232558" calcext:value-type="float">
            <text:p>1.962209302325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.95936139332366" calcext:value-type="float">
            <text:p>1.95936139332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95794053662074" calcext:value-type="float">
            <text:p>1.95794053662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.95652173913043" calcext:value-type="float">
            <text:p>1.95652173913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.95510499637944" calcext:value-type="float">
            <text:p>1.95510499637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.95369030390738" calcext:value-type="float">
            <text:p>1.95369030390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.95227765726681" calcext:value-type="float">
            <text:p>1.95227765726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.95086705202312" calcext:value-type="float">
            <text:p>1.95086705202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.94945848375451" calcext:value-type="float">
            <text:p>1.94945848375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.94805194805195" calcext:value-type="float">
            <text:p>1.94805194805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.94664744051911" calcext:value-type="float">
            <text:p>1.946647440519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.94524495677233" calcext:value-type="float">
            <text:p>1.945244956772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.9438444924406" calcext:value-type="float">
            <text:p>1.9438444924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.94244604316547" calcext:value-type="float">
            <text:p>1.94244604316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.94104960460101" calcext:value-type="float">
            <text:p>1.94104960460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.93965517241379" calcext:value-type="float">
            <text:p>1.93965517241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.93826274228284" calcext:value-type="float">
            <text:p>1.93826274228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93687230989957" calcext:value-type="float">
            <text:p>1.93687230989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.93548387096774" calcext:value-type="float">
            <text:p>1.93548387096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.93409742120344" calcext:value-type="float">
            <text:p>1.934097421203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.932712956335" calcext:value-type="float">
            <text:p>1.9327129563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.931330472103" calcext:value-type="float">
            <text:p>1.931330472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.92994996426019" calcext:value-type="float">
            <text:p>1.92994996426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92857142857143" calcext:value-type="float">
            <text:p>1.9285714285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.9271948608137" calcext:value-type="float">
            <text:p>1.92719486081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92582025677603" calcext:value-type="float">
            <text:p>1.92582025677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92444761225944" calcext:value-type="float">
            <text:p>1.924447612259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.92170818505338" calcext:value-type="float">
            <text:p>1.92170818505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.9203413940256" calcext:value-type="float">
            <text:p>1.9203413940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.91897654584222" calcext:value-type="float">
            <text:p>1.91897654584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.91761363636364" calcext:value-type="float">
            <text:p>1.917613636363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91625266146203" calcext:value-type="float">
            <text:p>1.91625266146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91489361702128" calcext:value-type="float">
            <text:p>1.91489361702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.91353649893692" calcext:value-type="float">
            <text:p>1.91353649893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.91218130311615" calcext:value-type="float">
            <text:p>1.91218130311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.91082802547771" calcext:value-type="float">
            <text:p>1.910828025477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.90947666195191" calcext:value-type="float">
            <text:p>1.90947666195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.90812720848057" calcext:value-type="float">
            <text:p>1.90812720848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.9774011299435" calcext:value-type="float">
            <text:p>1.9774011299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.97600564573042" calcext:value-type="float">
            <text:p>1.97600564573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97461212976023" calcext:value-type="float">
            <text:p>1.97461212976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.97322057787174" calcext:value-type="float">
            <text:p>1.97322057787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.97183098591549" calcext:value-type="float">
            <text:p>1.97183098591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.97044334975369" calcext:value-type="float">
            <text:p>1.97044334975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.9690576652602" calcext:value-type="float">
            <text:p>1.9690576652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.96767392832045" calcext:value-type="float">
            <text:p>1.96767392832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.96629213483146" calcext:value-type="float">
            <text:p>1.96629213483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.96491228070175" calcext:value-type="float">
            <text:p>1.964912280701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.96353436185133" calcext:value-type="float">
            <text:p>1.96353436185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.96215837421163" calcext:value-type="float">
            <text:p>1.96215837421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.96078431372549" calcext:value-type="float">
            <text:p>1.96078431372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.9594121763471" calcext:value-type="float">
            <text:p>1.95941217634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.95804195804196" calcext:value-type="float">
            <text:p>1.95804195804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.95667365478686" calcext:value-type="float">
            <text:p>1.95667365478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.95530726256983" calcext:value-type="float">
            <text:p>1.95530726256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.95394277739009" calcext:value-type="float">
            <text:p>1.95394277739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.95258019525802" calcext:value-type="float">
            <text:p>1.95258019525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.95121951219512" calcext:value-type="float">
            <text:p>1.951219512195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.94986072423398" calcext:value-type="float">
            <text:p>1.949860724233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.94850382741823" calcext:value-type="float">
            <text:p>1.94850382741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.9471488178025" calcext:value-type="float">
            <text:p>1.9471488178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.9457956914524" calcext:value-type="float">
            <text:p>1.9457956914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.94444444444444" calcext:value-type="float">
            <text:p>1.94444444444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.94309507286607" calcext:value-type="float">
            <text:p>1.94309507286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94174757281553" calcext:value-type="float">
            <text:p>1.94174757281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.94040194040194" calcext:value-type="float">
            <text:p>1.94040194040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.93905817174515" calcext:value-type="float">
            <text:p>1.93905817174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.93771626297578" calcext:value-type="float">
            <text:p>1.93771626297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.93637621023513" calcext:value-type="float">
            <text:p>1.93637621023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.93503800967519" calcext:value-type="float">
            <text:p>1.93503800967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.93370165745856" calcext:value-type="float">
            <text:p>1.933701657458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.93236714975845" calcext:value-type="float">
            <text:p>1.93236714975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.93103448275862" calcext:value-type="float">
            <text:p>1.93103448275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.92970365265334" calcext:value-type="float">
            <text:p>1.929703652653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.92837465564738" calcext:value-type="float">
            <text:p>1.928374655647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.92704748795595" calcext:value-type="float">
            <text:p>1.92704748795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.92572214580468" calcext:value-type="float">
            <text:p>1.92572214580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.92439862542955" calcext:value-type="float">
            <text:p>1.924398625429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.92307692307692" calcext:value-type="float">
            <text:p>1.92307692307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.92175703500343" calcext:value-type="float">
            <text:p>1.92175703500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.92043895747599" calcext:value-type="float">
            <text:p>1.920438957475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.91912268677176" calcext:value-type="float">
            <text:p>1.91912268677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.91780821917808" calcext:value-type="float">
            <text:p>1.91780821917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.91649555099247" calcext:value-type="float">
            <text:p>1.916495550992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.91518467852257" calcext:value-type="float">
            <text:p>1.915184678522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.91387559808612" calcext:value-type="float">
            <text:p>1.91387559808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.91256830601093" calcext:value-type="float">
            <text:p>1.91256830601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.91126279863481" calcext:value-type="float">
            <text:p>1.91126279863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.90995907230559" calcext:value-type="float">
            <text:p>1.909959072305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.90865712338105" calcext:value-type="float">
            <text:p>1.90865712338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.90735694822888" calcext:value-type="float">
            <text:p>1.90735694822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.90605854322668" calcext:value-type="float">
            <text:p>1.90605854322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.9047619047619" calcext:value-type="float">
            <text:p>1.9047619047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.90346702923182" calcext:value-type="float">
            <text:p>1.903467029231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.90217391304348" calcext:value-type="float">
            <text:p>1.90217391304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.90088255261371" calcext:value-type="float">
            <text:p>1.90088255261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89959294436906" calcext:value-type="float">
            <text:p>1.89959294436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.89830508474576" calcext:value-type="float">
            <text:p>1.89830508474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.8970189701897" calcext:value-type="float">
            <text:p>1.89701897018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.8957345971564" calcext:value-type="float">
            <text:p>1.89573459715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.89445196211096" calcext:value-type="float">
            <text:p>1.89445196211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.89317106152806" calcext:value-type="float">
            <text:p>1.893171061528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.89189189189189" calcext:value-type="float">
            <text:p>1.89189189189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.89061444969615" calcext:value-type="float">
            <text:p>1.89061444969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.88933873144399" calcext:value-type="float">
            <text:p>1.889338731443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.88806473364801" calcext:value-type="float">
            <text:p>1.88806473364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.88679245283019" calcext:value-type="float">
            <text:p>1.88679245283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.88552188552189" calcext:value-type="float">
            <text:p>1.88552188552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.8842530282638" calcext:value-type="float">
            <text:p>1.8842530282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.88298587760592" calcext:value-type="float">
            <text:p>1.882985877605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.88172043010753" calcext:value-type="float">
            <text:p>1.88172043010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.88045668233714" calcext:value-type="float">
            <text:p>1.88045668233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87919463087248" calcext:value-type="float">
            <text:p>1.879194630872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.87793427230047" calcext:value-type="float">
            <text:p>1.87793427230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.87667560321716" calcext:value-type="float">
            <text:p>1.876675603217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.87541862022773" calcext:value-type="float">
            <text:p>1.87541862022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.87416331994645" calcext:value-type="float">
            <text:p>1.87416331994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.87290969899666" calcext:value-type="float">
            <text:p>1.872909698996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.8716577540107" calcext:value-type="float">
            <text:p>1.8716577540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.87040748162993" calcext:value-type="float">
            <text:p>1.87040748162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.86915887850467" calcext:value-type="float">
            <text:p>1.86915887850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.8679119412942" calcext:value-type="float">
            <text:p>1.8679119412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.86666666666667" calcext:value-type="float">
            <text:p>1.86666666666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00:53:11.962941251</dc:date>
    <meta:editing-duration>PT44S</meta:editing-duration>
    <meta:editing-cycles>1</meta:editing-cycles>
    <meta:document-statistic meta:table-count="1" meta:cell-count="6112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network_growth % hateful nodes_500_1500'.A18:'network_growth % hateful nodes_500_1500'.B1519" svg:x="1.331cm" svg:y="0.18cm" svg:width="14.349cm" svg:height="7.659cm">
          <chartooo:coordinate-region svg:x="2.058cm" svg:y="0.379cm" svg:width="13.25cm" svg:height="6.813cm"/>
          <chart:axis chart:dimension="x" chart:name="primary-x" chart:style-name="ch3">
            <chart:title svg:x="7.945cm" svg:y="8.019cm" chart:style-name="ch4">
              <text:p>rounds</text:p>
            </chart:title>
          </chart:axis>
          <chart:axis chart:dimension="y" chart:name="primary-y" chart:style-name="ch3">
            <chart:title svg:x="0.451cm" svg:y="5.178cm" chart:style-name="ch5">
              <text:p>% hateful users</text:p>
            </chart:title>
            <chart:grid chart:style-name="ch6" chart:class="major"/>
          </chart:axis>
          <chart:series chart:style-name="ch7" chart:values-cell-range-address="'network_growth % hateful nodes_500_1500'.B18:'network_growth % hateful nodes_500_1500'.B1519" chart:class="chart:scatter">
            <chart:domain table:cell-range-address="'network_growth % hateful nodes_500_1500'.A18:'network_growth % hateful nodes_500_1500'.A1519"/>
            <chart:data-point chart:repeated="15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network_growth % hateful nodes_500_1500'.A18:'network_growth % hateful nodes_500_1500'.A1519</svg:desc>
                </draw:g>
              </table:table-cell>
              <table:table-cell office:value-type="float" office:value="0">
                <text:p>0</text:p>
                <draw:g>
                  <svg:desc>'network_growth % hateful nodes_500_1500'.B18:'network_growth % hateful nodes_500_1500'.B15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346020761245675">
                <text:p>0.3460207612456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343642611683849">
                <text:p>0.343642611683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342465753424657">
                <text:p>0.3424657534246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341296928327645">
                <text:p>0.3412969283276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340136054421769">
                <text:p>0.3401360544217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338983050847458">
                <text:p>0.3389830508474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337837837837838">
                <text:p>0.3378378378378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336700336700337">
                <text:p>0.3367003367003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335570469798658">
                <text:p>0.3355704697986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334448160535117">
                <text:p>0.3344481605351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332225913621262">
                <text:p>0.3322259136212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33112582781457">
                <text:p>0.331125827814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33003300330033">
                <text:p>0.330033003300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328947368421053">
                <text:p>0.32894736842105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327868852459016">
                <text:p>0.3278688524590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326797385620915">
                <text:p>0.3267973856209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325732899022801">
                <text:p>0.3257328990228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324675324675325">
                <text:p>0.3246753246753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323624595469256">
                <text:p>0.3236245954692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32258064516129">
                <text:p>0.322580645161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321543408360129">
                <text:p>0.3215434083601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320512820512821">
                <text:p>0.3205128205128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638977635782748">
                <text:p>0.6389776357827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636942675159236">
                <text:p>0.6369426751592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634920634920635">
                <text:p>0.6349206349206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630914826498423">
                <text:p>0.6309148264984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628930817610063">
                <text:p>0.6289308176100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626959247648903">
                <text:p>0.6269592476489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623052959501558">
                <text:p>0.6230529595015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62111801242236">
                <text:p>0.621118012422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619195046439629">
                <text:p>0.6191950464396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613496932515337">
                <text:p>0.613496932515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611620795107034">
                <text:p>0.6116207951070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609756097560976">
                <text:p>0.6097560975609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60790273556231">
                <text:p>0.607902735562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604229607250755">
                <text:p>0.6042296072507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602409638554217">
                <text:p>0.6024096385542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600600600600601">
                <text:p>0.6006006006006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595238095238095">
                <text:p>0.5952380952380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890207715133531">
                <text:p>0.89020771513353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887573964497041">
                <text:p>0.8875739644970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884955752212389">
                <text:p>0.8849557522123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879765395894428">
                <text:p>0.8797653958944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87719298245614">
                <text:p>0.877192982456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874635568513119">
                <text:p>0.874635568513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872093023255814">
                <text:p>0.8720930232558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867052023121387">
                <text:p>0.8670520231213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864553314121037">
                <text:p>0.8645533141210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859598853868195">
                <text:p>0.8595988538681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854700854700855">
                <text:p>0.85470085470085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852272727272727">
                <text:p>0.8522727272727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84985835694051">
                <text:p>0.849858356940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842696629213483">
                <text:p>0.8426966292134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837988826815642">
                <text:p>0.83798882681564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835654596100279">
                <text:p>0.8356545961002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831024930747922">
                <text:p>0.8310249307479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828729281767956">
                <text:p>0.8287292817679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826446280991735">
                <text:p>0.8264462809917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824175824175824">
                <text:p>0.8241758241758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821917808219178">
                <text:p>0.82191780821917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819672131147541">
                <text:p>0.81967213114754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817438692098093">
                <text:p>0.8174386920980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815217391304348">
                <text:p>0.8152173913043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813008130081301">
                <text:p>0.8130081300813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810810810810811">
                <text:p>0.8108108108108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808625336927224">
                <text:p>0.8086253369272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806451612903226">
                <text:p>0.8064516129032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804289544235925">
                <text:p>0.8042895442359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802139037433155">
                <text:p>0.802139037433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797872340425532">
                <text:p>0.7978723404255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795755968169761">
                <text:p>0.7957559681697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793650793650794">
                <text:p>0.7936507936507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79155672823219">
                <text:p>0.791556728232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785340314136126">
                <text:p>0.7853403141361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783289817232376">
                <text:p>0.7832898172323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779220779220779">
                <text:p>0.7792207792207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77720207253886">
                <text:p>0.777202072538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775193798449612">
                <text:p>0.7751937984496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77319587628866">
                <text:p>0.773195876288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77120822622108">
                <text:p>0.771208226221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769230769230769">
                <text:p>0.7692307692307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767263427109974">
                <text:p>0.7672634271099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76530612244898">
                <text:p>0.765306122448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763358778625954">
                <text:p>0.7633587786259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761421319796954">
                <text:p>0.7614213197969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759493670886076">
                <text:p>0.7594936708860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757575757575758">
                <text:p>0.7575757575757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755667506297229">
                <text:p>0.7556675062972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753768844221106">
                <text:p>0.7537688442211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75187969924812">
                <text:p>0.751879699248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748129675810474">
                <text:p>0.7481296758104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744416873449131">
                <text:p>0.7444168734491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742574257425743">
                <text:p>0.74257425742574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738916256157635">
                <text:p>0.73891625615763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737100737100737">
                <text:p>0.7371007371007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733496332518337">
                <text:p>0.73349633251833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72992700729927">
                <text:p>0.729927007299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728155339805825">
                <text:p>0.7281553398058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726392251815981">
                <text:p>0.7263922518159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72463768115942">
                <text:p>0.724637681159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72289156626506">
                <text:p>0.722891566265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721153846153846">
                <text:p>0.7211538461538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719424460431654">
                <text:p>0.7194244604316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717703349282297">
                <text:p>0.7177033492822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715990453460621">
                <text:p>0.7159904534606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712589073634204">
                <text:p>0.7125890736342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710900473933649">
                <text:p>0.7109004739336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709219858156028">
                <text:p>0.7092198581560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707547169811321">
                <text:p>0.7075471698113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704225352112676">
                <text:p>0.7042253521126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702576112412178">
                <text:p>0.70257611241217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700934579439252">
                <text:p>0.7009345794392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699300699300699">
                <text:p>0.6993006993006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930232558139535">
                <text:p>0.9302325581395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928074245939675">
                <text:p>0.9280742459396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92378752886836">
                <text:p>0.923787528868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921658986175115">
                <text:p>0.9216589861751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919540229885058">
                <text:p>0.9195402298850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91743119266055">
                <text:p>0.917431192660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91533180778032">
                <text:p>0.915331807780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91324200913242">
                <text:p>0.913242009132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911161731207289">
                <text:p>0.9111617312072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90702947845805">
                <text:p>0.907029478458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904977375565611">
                <text:p>0.9049773755656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90293453724605">
                <text:p>0.902934537246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900900900900901">
                <text:p>0.9009009009009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898876404494382">
                <text:p>0.8988764044943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896860986547085">
                <text:p>0.8968609865470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894854586129754">
                <text:p>0.8948545861297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89086859688196">
                <text:p>0.890868596881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.10864745011086">
                <text:p>1.108647450110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.10619469026549">
                <text:p>1.106194690265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.1037527593819">
                <text:p>1.10375275938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.10132158590308">
                <text:p>1.101321585903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.0989010989011">
                <text:p>1.09890109890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.09649122807018">
                <text:p>1.096491228070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.09409190371991">
                <text:p>1.09409190371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.09170305676856">
                <text:p>1.091703056768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.08932461873638">
                <text:p>1.089324618736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.08459869848156">
                <text:p>1.084598698481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.08225108225108">
                <text:p>1.082251082251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.07991360691145">
                <text:p>1.079913606911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.07758620689655">
                <text:p>1.077586206896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.0752688172043">
                <text:p>1.07526881720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.07296137339056">
                <text:p>1.072961373390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.07066381156317">
                <text:p>1.070663811563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.06837606837607">
                <text:p>1.068376068376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.06609808102345">
                <text:p>1.06609808102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.27659574468085">
                <text:p>1.276595744680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.27388535031847">
                <text:p>1.273885350318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.27118644067797">
                <text:p>1.271186440677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.26849894291755">
                <text:p>1.268498942917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.26315789473684">
                <text:p>1.263157894736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.26050420168067">
                <text:p>1.260504201680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.25786163522013">
                <text:p>1.257861635220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.25523012552301">
                <text:p>1.255230125523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.25260960334029">
                <text:p>1.252609603340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.24740124740125">
                <text:p>1.24740124740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.2448132780083">
                <text:p>1.24481327800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.24223602484472">
                <text:p>1.242236024844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.2396694214876">
                <text:p>1.23966942148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.23711340206186">
                <text:p>1.2371134020618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.23203285420945">
                <text:p>1.232032854209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.22950819672131">
                <text:p>1.229508196721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.22699386503067">
                <text:p>1.2269938650306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.22448979591837">
                <text:p>1.224489795918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.22199592668024">
                <text:p>1.2219959266802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.21703853955375">
                <text:p>1.217038539553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.21457489878543">
                <text:p>1.214574898785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.21212121212121">
                <text:p>1.212121212121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.20967741935484">
                <text:p>1.209677419354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.20724346076459">
                <text:p>1.2072434607645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.20240480961924">
                <text:p>1.2024048096192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.39720558882236">
                <text:p>1.397205588822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.39442231075697">
                <text:p>1.394422310756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.39165009940358">
                <text:p>1.391650099403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.38613861386139">
                <text:p>1.386138613861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.38339920948617">
                <text:p>1.38339920948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.38067061143984">
                <text:p>1.3806706114398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.37795275590551">
                <text:p>1.3779527559055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.37524557956778">
                <text:p>1.3752455795677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.37254901960784">
                <text:p>1.372549019607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.36986301369863">
                <text:p>1.369863013698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.3671875">
                <text:p>1.367187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.364522417154">
                <text:p>1.36452241715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.36186770428016">
                <text:p>1.361867704280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.35922330097087">
                <text:p>1.359223300970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.35658914728682">
                <text:p>1.356589147286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.35396518375242">
                <text:p>1.353965183752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.35135135135135">
                <text:p>1.351351351351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.34874759152216">
                <text:p>1.348747591522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.34357005758157">
                <text:p>1.343570057581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.34099616858238">
                <text:p>1.340996168582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.33843212237094">
                <text:p>1.338432122370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.33587786259542">
                <text:p>1.335877862595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.33079847908745">
                <text:p>1.330798479087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.32827324478178">
                <text:p>1.328273244781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.32575757575758">
                <text:p>1.325757575757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.32325141776938">
                <text:p>1.3232514177693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.32075471698113">
                <text:p>1.320754716981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.31826741996234">
                <text:p>1.318267419962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.31332082551595">
                <text:p>1.313320825515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.31086142322097">
                <text:p>1.310861423220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.30841121495327">
                <text:p>1.308411214953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.30597014925373">
                <text:p>1.305970149253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.30353817504656">
                <text:p>1.30353817504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.30111524163569">
                <text:p>1.301115241635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.2987012987013">
                <text:p>1.29870129870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.2962962962963">
                <text:p>1.29629629629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.29390018484288">
                <text:p>1.293900184842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.29151291512915">
                <text:p>1.291512915129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.28913443830571">
                <text:p>1.289134438305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.28676470588235">
                <text:p>1.2867647058823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.28440366972477">
                <text:p>1.2844036697247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.27970749542962">
                <text:p>1.279707495429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.27737226277372">
                <text:p>1.2773722627737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.27504553734062">
                <text:p>1.275045537340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.27041742286751">
                <text:p>1.2704174228675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.26811594202899">
                <text:p>1.2681159420289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.26353790613718">
                <text:p>1.263537906137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.26126126126126">
                <text:p>1.261261261261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.2589928057554">
                <text:p>1.25899280575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.25673249551167">
                <text:p>1.2567324955116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.25448028673835">
                <text:p>1.2544802867383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.25223613595707">
                <text:p>1.2522361359570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.24777183600713">
                <text:p>1.247771836007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.24555160142349">
                <text:p>1.245551601423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.24333925399645">
                <text:p>1.243339253996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.24113475177305">
                <text:p>1.241134751773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.23893805309735">
                <text:p>1.2389380530973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.23674911660777">
                <text:p>1.236749116607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.23239436619718">
                <text:p>1.232394366197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.23022847100176">
                <text:p>1.230228471001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.2280701754386">
                <text:p>1.22807017543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.22591943957968">
                <text:p>1.225919439579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.22377622377622">
                <text:p>1.2237762237762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.2216404886562">
                <text:p>1.22164048865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.21739130434783">
                <text:p>1.217391304347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.21527777777778">
                <text:p>1.215277777777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.21317157712305">
                <text:p>1.213171577123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.21107266435986">
                <text:p>1.211072664359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.20898100172712">
                <text:p>1.208981001727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.20689655172414">
                <text:p>1.206896551724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.20274914089347">
                <text:p>1.2027491408934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.20068610634648">
                <text:p>1.200686106346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.1986301369863">
                <text:p>1.19863013698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.1965811965812">
                <text:p>1.19658119658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.19453924914676">
                <text:p>1.194539249146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.19250425894378">
                <text:p>1.192504258943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.18845500848896">
                <text:p>1.188455008488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.1864406779661">
                <text:p>1.18644067796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.1844331641286">
                <text:p>1.18443316412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.18243243243243">
                <text:p>1.182432432432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.18043844856661">
                <text:p>1.180438448566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.17845117845118">
                <text:p>1.178451178451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.1744966442953">
                <text:p>1.17449664429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.17252931323283">
                <text:p>1.1725293132328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.17056856187291">
                <text:p>1.1705685618729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.1686143572621">
                <text:p>1.168614357262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.16472545757072">
                <text:p>1.16472545757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.16279069767442">
                <text:p>1.1627906976744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.16086235489221">
                <text:p>1.160862354892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.15894039735099">
                <text:p>1.158940397350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.15702479338843">
                <text:p>1.1570247933884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.15511551155116">
                <text:p>1.155115511551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.15321252059308">
                <text:p>1.153212520593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.15131578947368">
                <text:p>1.151315789473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.14942528735632">
                <text:p>1.149425287356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.14754098360656">
                <text:p>1.147540983606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.14566284779051">
                <text:p>1.1456628477905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.1437908496732">
                <text:p>1.143790849673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.14192495921697">
                <text:p>1.141924959216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.1400651465798">
                <text:p>1.14006514657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.13821138211382">
                <text:p>1.138211382113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.29659643435981">
                <text:p>1.296596434359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.29449838187702">
                <text:p>1.2944983818770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.2924071082391">
                <text:p>1.292407108239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.29032258064516">
                <text:p>1.290322580645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.28824476650564">
                <text:p>1.288244766505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.28617363344051">
                <text:p>1.286173633440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.28410914927769">
                <text:p>1.284109149277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.28205128205128">
                <text:p>1.282051282051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.2779552715655">
                <text:p>1.277955271565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.27591706539075">
                <text:p>1.275917065390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.27388535031847">
                <text:p>1.273885350318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.27186009538951">
                <text:p>1.271860095389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.26984126984127">
                <text:p>1.2698412698412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.26782884310618">
                <text:p>1.267828843106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.26382306477093">
                <text:p>1.263823064770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.26182965299685">
                <text:p>1.261829652996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.25984251968504">
                <text:p>1.2598425196850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.25786163522013">
                <text:p>1.257861635220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.25588697017268">
                <text:p>1.255886970172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.25391849529781">
                <text:p>1.253918495297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.25195618153365">
                <text:p>1.251956181533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.24804992199688">
                <text:p>1.248049921996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.24610591900312">
                <text:p>1.246105919003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.24416796267496">
                <text:p>1.2441679626749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.24223602484472">
                <text:p>1.242236024844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.24031007751938">
                <text:p>1.240310077519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.23839009287926">
                <text:p>1.2383900928792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.23647604327666">
                <text:p>1.236476043276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.23456790123457">
                <text:p>1.234567901234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.2326656394453">
                <text:p>1.23266563944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.22887864823349">
                <text:p>1.228878648233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.22699386503067">
                <text:p>1.2269938650306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.22511485451761">
                <text:p>1.2251148545176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.22324159021407">
                <text:p>1.223241590214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.22137404580153">
                <text:p>1.221374045801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.21765601217656">
                <text:p>1.217656012176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.21580547112462">
                <text:p>1.215805471124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.21396054628225">
                <text:p>1.213960546282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.21212121212121">
                <text:p>1.212121212121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.21028744326778">
                <text:p>1.2102874432677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.20845921450151">
                <text:p>1.2084592145015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.20663650075415">
                <text:p>1.206636500754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.20481927710843">
                <text:p>1.204819277108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.20300751879699">
                <text:p>1.2030075187969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.2012012012012">
                <text:p>1.20120120120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.19940029985008">
                <text:p>1.199400299850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.19760479041916">
                <text:p>1.197604790419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.19581464872945">
                <text:p>1.195814648729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.19402985074627">
                <text:p>1.194029850746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.19225037257824">
                <text:p>1.192250372578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.1887072808321">
                <text:p>1.18870728083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.18694362017804">
                <text:p>1.186943620178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.18518518518519">
                <text:p>1.1851851851851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.18343195266272">
                <text:p>1.1834319526627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.18168389955687">
                <text:p>1.181683899556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.17994100294985">
                <text:p>1.179941002949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.17820324005891">
                <text:p>1.178203240058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.17647058823529">
                <text:p>1.176470588235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.17474302496329">
                <text:p>1.174743024963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.17302052785924">
                <text:p>1.173020527859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.46412884333821">
                <text:p>1.464128843338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.46198830409357">
                <text:p>1.461988304093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.60583941605839">
                <text:p>1.605839416058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.60349854227405">
                <text:p>1.603498542274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.60116448326055">
                <text:p>1.601164483260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.59883720930233">
                <text:p>1.598837209302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.59651669085631">
                <text:p>1.596516690856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.59420289855072">
                <text:p>1.594202898550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.59189580318379">
                <text:p>1.5918958031837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.58959537572254">
                <text:p>1.5895953757225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.5850144092219">
                <text:p>1.585014409221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.58273381294964">
                <text:p>1.5827338129496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.72166427546628">
                <text:p>1.721664275466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.71919770773639">
                <text:p>1.7191977077363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.71673819742489">
                <text:p>1.7167381974248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.71184022824536">
                <text:p>1.7118402282453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.70697012802276">
                <text:p>1.706970128022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.70454545454545">
                <text:p>1.7045454545454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.70212765957447">
                <text:p>1.7021276595744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.69971671388102">
                <text:p>1.699716713881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.6973125884017">
                <text:p>1.69731258840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.69252468265162">
                <text:p>1.692524682651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.69014084507042">
                <text:p>1.6901408450704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.68776371308017">
                <text:p>1.687763713080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.68539325842697">
                <text:p>1.6853932584269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.68302945301543">
                <text:p>1.6830294530154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.67832167832168">
                <text:p>1.678321678321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.67597765363129">
                <text:p>1.675977653631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.67364016736402">
                <text:p>1.673640167364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.67130919220056">
                <text:p>1.671309192200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.66898470097357">
                <text:p>1.668984700973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.66435506241331">
                <text:p>1.664355062413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.66204986149584">
                <text:p>1.662049861495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.6597510373444">
                <text:p>1.65975103734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.65745856353591">
                <text:p>1.6574585635359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.6551724137931">
                <text:p>1.65517241379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.65289256198347">
                <text:p>1.652892561983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.65061898211829">
                <text:p>1.650618982118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.64835164835165">
                <text:p>1.648351648351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.64609053497942">
                <text:p>1.646090534979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.64383561643836">
                <text:p>1.643835616438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.64158686730506">
                <text:p>1.6415868673050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.63934426229508">
                <text:p>1.639344262295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.63710777626194">
                <text:p>1.637107776261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.63487738419619">
                <text:p>1.63487738419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.63265306122449">
                <text:p>1.632653061224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.6304347826087">
                <text:p>1.630434782608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.62822252374491">
                <text:p>1.628222523744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.6260162601626">
                <text:p>1.62601626016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.62381596752368">
                <text:p>1.623815967523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.62162162162162">
                <text:p>1.6216216216216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.61943319838057">
                <text:p>1.619433198380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.61725067385445">
                <text:p>1.6172506738544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.61507402422611">
                <text:p>1.615074024226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.61290322580645">
                <text:p>1.6129032258064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.61073825503356">
                <text:p>1.610738255033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.60857908847185">
                <text:p>1.608579088471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.60642570281125">
                <text:p>1.606425702811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.60427807486631">
                <text:p>1.6042780748663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.60213618157543">
                <text:p>1.602136181575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.59786950732357">
                <text:p>1.597869507323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.59574468085106">
                <text:p>1.5957446808510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.59362549800797">
                <text:p>1.593625498007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.59151193633952">
                <text:p>1.5915119363395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.58940397350993">
                <text:p>1.5894039735099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.58730158730159">
                <text:p>1.5873015873015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.58520475561427">
                <text:p>1.585204755614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.58311345646438">
                <text:p>1.583113456464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.58102766798419">
                <text:p>1.5810276679841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.57894736842105">
                <text:p>1.578947368421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.57687253613666">
                <text:p>1.576872536136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.5748031496063">
                <text:p>1.57480314960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.57273918741809">
                <text:p>1.572739187418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.57068062827225">
                <text:p>1.570680628272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.56862745098039">
                <text:p>1.5686274509803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.56657963446475">
                <text:p>1.566579634464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.5645371577575">
                <text:p>1.56453715775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.56046814044213">
                <text:p>1.560468140442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.55844155844156">
                <text:p>1.558441558441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.68612191958495">
                <text:p>1.6861219195849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.6839378238342">
                <text:p>1.68393782383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.68175937904269">
                <text:p>1.681759379042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.67958656330749">
                <text:p>1.679586563307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.67741935483871">
                <text:p>1.677419354838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.67525773195876">
                <text:p>1.6752577319587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.67310167310167">
                <text:p>1.673101673101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.67095115681234">
                <text:p>1.6709511568123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.66880616174583">
                <text:p>1.668806161745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.7948717948718">
                <text:p>1.79487179487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.79257362355954">
                <text:p>1.792573623559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.79028132992327">
                <text:p>1.790281329923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.78799489144317">
                <text:p>1.787994891443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.78343949044586">
                <text:p>1.783439490445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.78117048346056">
                <text:p>1.7811704834605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.77890724269377">
                <text:p>1.778907242693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.77664974619289">
                <text:p>1.7766497461928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.7743979721166">
                <text:p>1.774397972116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.77215189873418">
                <text:p>1.772151898734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.76991150442478">
                <text:p>1.769911504424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.76767676767677">
                <text:p>1.767676767676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.76544766708701">
                <text:p>1.765447667087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.7632241813602">
                <text:p>1.76322418136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.76100628930818">
                <text:p>1.761006289308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.75879396984925">
                <text:p>1.758793969849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.75658720200753">
                <text:p>1.7565872020075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.75219023779725">
                <text:p>1.752190237797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.7478152309613">
                <text:p>1.74781523096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.74563591022444">
                <text:p>1.7456359102244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.74346201743462">
                <text:p>1.743462017434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.74129353233831">
                <text:p>1.741293532338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.73913043478261">
                <text:p>1.739130434782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.73697270471464">
                <text:p>1.736972704714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.73482032218092">
                <text:p>1.734820322180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.73267326732673">
                <text:p>1.7326732673267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.73053152039555">
                <text:p>1.730531520395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.7283950617284">
                <text:p>1.728395061728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.72626387176326">
                <text:p>1.726263871763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.72413793103448">
                <text:p>1.724137931034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.7220172201722">
                <text:p>1.722017220172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.71990171990172">
                <text:p>1.719901719901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.71779141104294">
                <text:p>1.7177914110429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.7156862745098">
                <text:p>1.715686274509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.71358629130967">
                <text:p>1.713586291309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.71149144254279">
                <text:p>1.7114914425427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.70940170940171">
                <text:p>1.709401709401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.70731707317073">
                <text:p>1.7073170731707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.70523751522534">
                <text:p>1.7052375152253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.70316301703163">
                <text:p>1.703163017031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.70109356014581">
                <text:p>1.701093560145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.69902912621359">
                <text:p>1.6990291262135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.6969696969697">
                <text:p>1.69696969696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.69491525423729">
                <text:p>1.694915254237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.69286577992745">
                <text:p>1.692865779927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.69082125603865">
                <text:p>1.690821256038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.68878166465621">
                <text:p>1.688781664656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.68674698795181">
                <text:p>1.6867469879518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.68471720818291">
                <text:p>1.684717208182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.68269230769231">
                <text:p>1.682692307692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.68067226890756">
                <text:p>1.6806722689075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.67865707434053">
                <text:p>1.678657074340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.79640718562874">
                <text:p>1.7964071856287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.79425837320574">
                <text:p>1.7942583732057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.7921146953405">
                <text:p>1.79211469534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.78997613365155">
                <text:p>1.7899761336515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.78784266984505">
                <text:p>1.787842669845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.78359096313912">
                <text:p>1.783590963139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.78147268408551">
                <text:p>1.781472684085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.77935943060498">
                <text:p>1.779359430604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.77725118483412">
                <text:p>1.777251184834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.77514792899408">
                <text:p>1.775147928994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.77304964539007">
                <text:p>1.773049645390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.77095631641086">
                <text:p>1.7709563164108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.7688679245283">
                <text:p>1.76886792452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.88457008244994">
                <text:p>1.8845700824499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.88235294117647">
                <text:p>1.8823529411764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.88014101057579">
                <text:p>1.8801410105757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.87793427230047">
                <text:p>1.8779342723004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.8757327080891">
                <text:p>1.875732708089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.87353629976581">
                <text:p>1.8735362997658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.87134502923977">
                <text:p>1.8713450292397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.86915887850467">
                <text:p>1.869158878504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.86697782963827">
                <text:p>1.866977829638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.86480186480186">
                <text:p>1.8648018648018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.86263096623981">
                <text:p>1.862630966239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.86046511627907">
                <text:p>1.8604651162790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.85830429732869">
                <text:p>1.8583042973286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.85614849187935">
                <text:p>1.856148491879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.8539976825029">
                <text:p>1.853997682502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.84971098265896">
                <text:p>1.849710982658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.84757505773672">
                <text:p>1.847575057736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.84544405997693">
                <text:p>1.845444059976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.84331797235023">
                <text:p>1.843317972350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.84119677790564">
                <text:p>1.841196777905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.83908045977011">
                <text:p>1.839080459770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.83696900114811">
                <text:p>1.836969001148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.8348623853211">
                <text:p>1.83486238532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.83276059564719">
                <text:p>1.832760595647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.83066361556064">
                <text:p>1.8306636155606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.82857142857143">
                <text:p>1.828571428571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.82648401826484">
                <text:p>1.826484018264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.82440136830103">
                <text:p>1.824401368301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.82232346241458">
                <text:p>1.8223234624145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.82025028441411">
                <text:p>1.820250284414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.8161180476731">
                <text:p>1.81611804767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.8140589569161">
                <text:p>1.814058956916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.92525481313703">
                <text:p>1.925254813137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.92090395480226">
                <text:p>1.9209039548022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.91873589164786">
                <text:p>1.918735891647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.91657271702368">
                <text:p>1.9165727170236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.91441441441441">
                <text:p>1.9144144144144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.91226096737908">
                <text:p>1.912260967379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.91011235955056">
                <text:p>1.9101123595505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.90796857463524">
                <text:p>1.907968574635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.90582959641256">
                <text:p>1.9058295964125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.9036954087346">
                <text:p>1.90369540873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.90156599552573">
                <text:p>1.901565995525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.89944134078212">
                <text:p>1.899441340782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.89732142857143">
                <text:p>1.897321428571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.89520624303233">
                <text:p>1.895206243032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.89309576837416">
                <text:p>1.893095768374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.89098998887653">
                <text:p>1.890989988876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.88470066518847">
                <text:p>1.8847006651884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.88261351052049">
                <text:p>1.8826135105204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.88053097345133">
                <text:p>1.8805309734513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.87845303867403">
                <text:p>1.878453038674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.87637969094923">
                <text:p>1.8763796909492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.87431091510474">
                <text:p>1.874310915104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.87224669603524">
                <text:p>1.872246696035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.87018701870187">
                <text:p>1.870187018701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.86813186813187">
                <text:p>1.868131868131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.86608122941822">
                <text:p>1.866081229418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.8640350877193">
                <text:p>1.864035087719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.86199342825849">
                <text:p>1.8619934282584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.85995623632385">
                <text:p>1.859956236323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.85792349726776">
                <text:p>1.8579234972677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.85589519650655">
                <text:p>1.8558951965065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.85387131952017">
                <text:p>1.853871319520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.84983677910773">
                <text:p>1.849836779107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.84782608695652">
                <text:p>1.847826086956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.84581976112921">
                <text:p>1.845819761129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.84381778741866">
                <text:p>1.843817787418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.84182015167931">
                <text:p>1.841820151679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.83982683982684">
                <text:p>1.8398268398268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.83783783783784">
                <text:p>1.837837837837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.83585313174946">
                <text:p>1.835853131749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.83387270765912">
                <text:p>1.833872707659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.83189655172414">
                <text:p>1.831896551724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.82992465016146">
                <text:p>1.8299246501614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.82795698924731">
                <text:p>1.827956989247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.82599355531686">
                <text:p>1.8259935553168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.82403433476395">
                <text:p>1.824034334763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.82207931404073">
                <text:p>1.8220793140407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.82012847965739">
                <text:p>1.8201284796573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.81818181818182">
                <text:p>1.8181818181818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.81623931623932">
                <text:p>1.8162393162393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.92102454642476">
                <text:p>1.921024546424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.91897654584222">
                <text:p>1.918976545842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.91693290734824">
                <text:p>1.916932907348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.91489361702128">
                <text:p>1.914893617021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.91285866099894">
                <text:p>1.9128586609989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.91082802547771">
                <text:p>1.910828025477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.90880169671262">
                <text:p>1.908801696712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.90677966101695">
                <text:p>1.9067796610169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.90274841437632">
                <text:p>1.902748414376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2.00633579725449">
                <text:p>2.0063357972544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2.0042194092827">
                <text:p>2.004219409282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2.00210748155954">
                <text:p>2.0021074815595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.99789695057834">
                <text:p>1.99789695057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.99579831932773">
                <text:p>1.995798319327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.99370409233998">
                <text:p>1.993704092339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.9916142557652">
                <text:p>1.99161425576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.98952879581152">
                <text:p>1.989528795811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.98744769874477">
                <text:p>1.9874476987447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.98537095088819">
                <text:p>1.9853709508881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.98329853862213">
                <text:p>1.983298538622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.98123044838373">
                <text:p>1.9812304483837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.97916666666667">
                <text:p>1.9791666666666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.97710718002081">
                <text:p>1.9771071800208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.97505197505198">
                <text:p>1.9750519750519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.9730010384216">
                <text:p>1.97300103842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.97095435684647">
                <text:p>1.9709543568464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.96891191709845">
                <text:p>1.968911917098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.96687370600414">
                <text:p>1.966873706004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.96483971044467">
                <text:p>1.9648397104446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.96280991735537">
                <text:p>1.962809917355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.95876288659794">
                <text:p>1.95876288659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.956745623069">
                <text:p>1.95674562306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.95473251028807">
                <text:p>1.954732510288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.95272353545735">
                <text:p>1.9527235354573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.95071868583162">
                <text:p>1.950718685831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.94871794871795">
                <text:p>1.948717948717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.94672131147541">
                <text:p>1.946721311475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.94472876151484">
                <text:p>1.944728761514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.94274028629857">
                <text:p>1.942740286298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.94075587334014">
                <text:p>1.940755873340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.93877551020408">
                <text:p>1.9387755102040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.93679918450561">
                <text:p>1.9367991845056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.93482688391039">
                <text:p>1.9348268839103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.93285859613428">
                <text:p>1.932858596134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.93089430894309">
                <text:p>1.9308943089430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.92893401015228">
                <text:p>1.9289340101522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.92697768762677">
                <text:p>1.9269776876267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.92502532928065">
                <text:p>1.925025329280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.9211324570273">
                <text:p>1.921132457027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.91919191919192">
                <text:p>1.919191919191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.91725529767911">
                <text:p>1.917255297679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.91532258064516">
                <text:p>1.915322580645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.91339375629406">
                <text:p>1.913393756294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.91146881287726">
                <text:p>1.9114688128772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.90954773869347">
                <text:p>1.909547738693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.90763052208835">
                <text:p>1.9076305220883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.90571715145436">
                <text:p>1.905717151454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.90380761523046">
                <text:p>1.9038076152304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.9019019019019">
                <text:p>1.90190190190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.998001998002">
                <text:p>1.99800199800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.99600798403194">
                <text:p>1.9960079840319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.99401794616152">
                <text:p>1.9940179461615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.99203187250996">
                <text:p>1.9920318725099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.99004975124378">
                <text:p>1.9900497512437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.98807157057654">
                <text:p>1.988071570576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.98609731876862">
                <text:p>1.9860973187686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.98412698412698">
                <text:p>1.9841269841269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.98216055500496">
                <text:p>1.982160555004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.9782393669634">
                <text:p>1.978239366963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.97628458498024">
                <text:p>1.9762845849802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.97433366238894">
                <text:p>1.9743336623889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.9723865877712">
                <text:p>1.972386587771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.97044334975369">
                <text:p>1.970443349753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.96850393700787">
                <text:p>1.9685039370078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.96656833824975">
                <text:p>1.966568338249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.96463654223969">
                <text:p>1.964636542239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.96270853778214">
                <text:p>1.9627085377821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.9588638589618">
                <text:p>1.958863858961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.95694716242661">
                <text:p>1.9569471624266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.95503421309873">
                <text:p>1.9550342130987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.953125">
                <text:p>1.953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.95121951219512">
                <text:p>1.9512195121951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.94931773879142">
                <text:p>1.9493177387914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.94741966893866">
                <text:p>1.9474196689386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.94552529182879">
                <text:p>1.9455252918287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.94363459669582">
                <text:p>1.9436345966958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.94174757281553">
                <text:p>1.9417475728155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.93986420950534">
                <text:p>1.939864209505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.93798449612403">
                <text:p>1.9379844961240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.93610842207164">
                <text:p>1.9361084220716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.93423597678917">
                <text:p>1.9342359767891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.93236714975845">
                <text:p>1.9323671497584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.93050193050193">
                <text:p>1.9305019305019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.92864030858245">
                <text:p>1.9286403085824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.92678227360308">
                <text:p>1.9267822736030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.92492781520693">
                <text:p>1.924927815206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.92122958693564">
                <text:p>1.9212295869356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1.91938579654511">
                <text:p>1.919385796545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.91754554170662">
                <text:p>1.9175455417066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.91570881226054">
                <text:p>1.9157088122605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.91387559808612">
                <text:p>1.9138755980861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.91204588910134">
                <text:p>1.9120458891013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.91021967526266">
                <text:p>1.9102196752626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.90839694656489">
                <text:p>1.9083969465648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.90657769304099">
                <text:p>1.9065776930409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.90294957183635">
                <text:p>1.9029495718363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.90114068441065">
                <text:p>1.9011406844106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.89933523266857">
                <text:p>1.8993352326685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.89753320683112">
                <text:p>1.8975332068311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.8957345971564">
                <text:p>1.895734597156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.89393939393939">
                <text:p>1.8939393939393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.89214758751183">
                <text:p>1.8921475875118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1.89035916824197">
                <text:p>1.890359168241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1.88857412653447">
                <text:p>1.8885741265344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1.88501413760603">
                <text:p>1.885014137606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1.88323917137476">
                <text:p>1.8832391713747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1.88146754468485">
                <text:p>1.8814675446848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1.8796992481203">
                <text:p>1.879699248120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.87793427230047">
                <text:p>1.8779342723004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1.87617260787993">
                <text:p>1.8761726078799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1.87441424554827">
                <text:p>1.8744142455482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1.87265917602996">
                <text:p>1.8726591760299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1.87090739008419">
                <text:p>1.8709073900841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1.86915887850467">
                <text:p>1.869158878504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1.86741363211951">
                <text:p>1.8674136321195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1.86567164179104">
                <text:p>1.865671641791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1.86393289841566">
                <text:p>1.8639328984156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1.86219739292365">
                <text:p>1.862197392923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1.86046511627907">
                <text:p>1.860465116279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1.85873605947955">
                <text:p>1.8587360594795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1.85701021355617">
                <text:p>1.857010213556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1.85528756957328">
                <text:p>1.8552875695732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1.94624652455978">
                <text:p>1.9462465245597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1.94264569842738">
                <text:p>1.9426456984273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1.94085027726433">
                <text:p>1.9408502772643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1.93905817174515">
                <text:p>1.9390581717451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1.93726937269373">
                <text:p>1.9372693726937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1.93370165745856">
                <text:p>1.9337016574585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1.93192272309108">
                <text:p>1.9319227230910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1.93014705882353">
                <text:p>1.9301470588235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1.92837465564738">
                <text:p>1.9283746556473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1.92660550458716">
                <text:p>1.926605504587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1.92483959670027">
                <text:p>1.924839596700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1.92131747483989">
                <text:p>1.9213174748398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1.91956124314442">
                <text:p>1.9195612431444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1.91780821917808">
                <text:p>1.917808219178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1.91605839416058">
                <text:p>1.9160583941605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1.91431175934366">
                <text:p>1.9143117593436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1.91256830601093">
                <text:p>1.912568306010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1.91082802547771">
                <text:p>1.9108280254777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.90735694822888">
                <text:p>1.907356948228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1.90562613430127">
                <text:p>1.9056261343012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1.90389845874887">
                <text:p>1.9038984587488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1.90217391304348">
                <text:p>1.9021739130434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1.90045248868778">
                <text:p>1.9004524886877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1.89873417721519">
                <text:p>1.8987341772151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1.8970189701897">
                <text:p>1.897018970189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1.89530685920578">
                <text:p>1.8953068592057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1.89359783588819">
                <text:p>1.8935978358881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1.89189189189189">
                <text:p>1.8918918918918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1.89018901890189">
                <text:p>1.890189018901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1.88848920863309">
                <text:p>1.8884892086330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1.8850987432675">
                <text:p>1.885098743267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1.88340807174888">
                <text:p>1.8834080717488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1.88172043010753">
                <text:p>1.8817204301075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1.88003581020591">
                <text:p>1.880035810205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1.8783542039356">
                <text:p>1.878354203935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1.87667560321716">
                <text:p>1.8766756032171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1.87332738626227">
                <text:p>1.8733273862622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1.8716577540107">
                <text:p>1.871657754010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1.8699910952805">
                <text:p>1.869991095280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1.86832740213523">
                <text:p>1.8683274021352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1.86500888099467">
                <text:p>1.865008880994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1.86335403726708">
                <text:p>1.8633540372670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1.86170212765957">
                <text:p>1.861702127659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1.86005314437555">
                <text:p>1.8600531443755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1.85840707964602">
                <text:p>1.8584070796460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1.85676392572944">
                <text:p>1.8567639257294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1.85512367491166">
                <text:p>1.8551236749116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1.85348631950574">
                <text:p>1.8534863195057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1.85185185185185">
                <text:p>1.851851851851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1.85022026431718">
                <text:p>1.8502202643171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1.84859154929577">
                <text:p>1.8485915492957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1.84696569920844">
                <text:p>1.8469656992084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1.84534270650264">
                <text:p>1.8453427065026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1.84372256365233">
                <text:p>1.8437225636523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1.84210526315789">
                <text:p>1.8421052631578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1.84049079754601">
                <text:p>1.8404907975460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1.83887915936953">
                <text:p>1.8388791593695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1.92475940507437">
                <text:p>1.9247594050743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1.92139737991266">
                <text:p>1.9213973799126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1.91972076788831">
                <text:p>1.9197207678883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1.9180470793374">
                <text:p>1.918047079337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1.91637630662021">
                <text:p>1.9163763066202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1.91470844212359">
                <text:p>1.9147084421235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1.91304347826087">
                <text:p>1.9130434782608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1.91138140747176">
                <text:p>1.911381407471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1.90972222222222">
                <text:p>1.9097222222222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1.90806591500434">
                <text:p>1.9080659150043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1.90641247833622">
                <text:p>1.9064124783362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1.90311418685121">
                <text:p>1.9031141868512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1.90146931719965">
                <text:p>1.9014693171996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1.89982728842832">
                <text:p>1.8998272884283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1.89818809318378">
                <text:p>1.898188093183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1.89655172413793">
                <text:p>1.8965517241379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1.89491817398794">
                <text:p>1.894918173987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1.89328743545611">
                <text:p>1.8932874354561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1.89165950128977">
                <text:p>1.8916595012897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1.89003436426117">
                <text:p>1.8900343642611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1.88841201716738">
                <text:p>1.8884120171673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1.88517566409597">
                <text:p>1.8851756640959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1.88356164383562">
                <text:p>1.8835616438356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1.8819503849444">
                <text:p>1.881950384944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1.88034188034188">
                <text:p>1.8803418803418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1.87873612297182">
                <text:p>1.87873612297182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1.87713310580205">
                <text:p>1.8771331058020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1.87553282182438">
                <text:p>1.8755328218243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1.87393526405451">
                <text:p>1.8739352640545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1.87234042553192">
                <text:p>1.8723404255319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1.87074829931973">
                <text:p>1.8707482993197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1.86915887850467">
                <text:p>1.869158878504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1.86757215619694">
                <text:p>1.8675721561969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1.95080576759966">
                <text:p>1.9508057675996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1.94915254237288">
                <text:p>1.9491525423728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1.94750211685013">
                <text:p>1.947502116850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1.94585448392555">
                <text:p>1.945854483925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1.94420963651733">
                <text:p>1.944209636517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1.94256756756757">
                <text:p>1.9425675675675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1.94092827004219">
                <text:p>1.9409282700421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1.93929173693086">
                <text:p>1.9392917369308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1.93765796124684">
                <text:p>1.93765796124684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1.93602693602694">
                <text:p>1.936026936026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1.93439865433137">
                <text:p>1.9343986543313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1.9327731092437">
                <text:p>1.932773109243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1.9311502938707">
                <text:p>1.931150293870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1.92953020134228">
                <text:p>1.9295302013422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1.9279128248114">
                <text:p>1.92791282481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1.92629815745394">
                <text:p>1.92629815745394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1.92468619246862">
                <text:p>1.9246861924686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1.92147034252297">
                <text:p>1.9214703425229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1.91986644407346">
                <text:p>1.9198664440734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1.91826522101751">
                <text:p>1.9182652210175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1.9150707743547">
                <text:p>1.915070774354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1.9134775374376">
                <text:p>1.913477537437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1.91188694929343">
                <text:p>1.9118869492934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1.91029900332226">
                <text:p>1.9102990033222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1.90871369294606">
                <text:p>1.9087136929460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1.90713101160862">
                <text:p>1.9071310116086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1.90555095277548">
                <text:p>1.9055509527754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1.90397350993378">
                <text:p>1.90397350993378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1.90239867659223">
                <text:p>1.9023986765922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1.90082644628099">
                <text:p>1.9008264462809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1.89925681255161">
                <text:p>1.89925681255161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1.8976897689769">
                <text:p>1.897689768976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1.89612530915087">
                <text:p>1.8961253091508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1.89456342668863">
                <text:p>1.894563426688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1.89300411522634">
                <text:p>1.8930041152263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1.89144736842105">
                <text:p>1.891447368421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1.8898931799507">
                <text:p>1.88989317995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1.88834154351396">
                <text:p>1.8883415435139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1.88524590163934">
                <text:p>1.8852459016393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1.88370188370188">
                <text:p>1.8837018837018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1.88216039279869">
                <text:p>1.882160392798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1.88062142273099">
                <text:p>1.880621422730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1.95918367346939">
                <text:p>1.9591836734693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1.95758564437194">
                <text:p>1.95758564437194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1.9559902200489">
                <text:p>1.95599022004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1.95439739413681">
                <text:p>1.9543973941368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1.95280716029292">
                <text:p>1.9528071602929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2.03252032520325">
                <text:p>2.0325203252032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2.03086921202275">
                <text:p>2.0308692120227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2.02922077922078">
                <text:p>2.0292207792207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2.02757502027575">
                <text:p>2.0275750202757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2.0259319286872">
                <text:p>2.0259319286872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2.02429149797571">
                <text:p>2.0242914979757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2.02265372168285">
                <text:p>2.022653721682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2.02101859337106">
                <text:p>2.0210185933710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2.01938610662359">
                <text:p>2.0193861066235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2.01775625504439">
                <text:p>2.017756255044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2.01612903225806">
                <text:p>2.0161290322580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2.01450443190975">
                <text:p>2.0145044319097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2.01288244766506">
                <text:p>2.0128824476650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2.01126307320998">
                <text:p>2.0112630732099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2.0096463022508">
                <text:p>2.009646302250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2.00803212851406">
                <text:p>2.0080321285140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2.00642054574639">
                <text:p>2.0064205457463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2.00481154771451">
                <text:p>2.0048115477145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2.00320512820513">
                <text:p>2.003205128205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2.08166533226581">
                <text:p>2.0816653322658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2.07833733013589">
                <text:p>2.0783373301358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2.07667731629393">
                <text:p>2.0766773162939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2.07501995211492">
                <text:p>2.0750199521149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2.07336523125997">
                <text:p>2.0733652312599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2.07171314741036">
                <text:p>2.071713147410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54">
                <text:p>1254</text:p>
              </table:table-cell>
              <table:table-cell office:value-type="float" office:value="2.07006369426752">
                <text:p>2.0700636942675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55">
                <text:p>1255</text:p>
              </table:table-cell>
              <table:table-cell office:value-type="float" office:value="2.0684168655529">
                <text:p>2.068416865552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56">
                <text:p>1256</text:p>
              </table:table-cell>
              <table:table-cell office:value-type="float" office:value="2.06677265500795">
                <text:p>2.0667726550079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57">
                <text:p>1257</text:p>
              </table:table-cell>
              <table:table-cell office:value-type="float" office:value="2.06513105639396">
                <text:p>2.0651310563939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58">
                <text:p>1258</text:p>
              </table:table-cell>
              <table:table-cell office:value-type="float" office:value="2.06349206349206">
                <text:p>2.0634920634920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59">
                <text:p>1259</text:p>
              </table:table-cell>
              <table:table-cell office:value-type="float" office:value="2.06185567010309">
                <text:p>2.0618556701030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60">
                <text:p>1260</text:p>
              </table:table-cell>
              <table:table-cell office:value-type="float" office:value="2.06022187004754">
                <text:p>2.0602218700475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61">
                <text:p>1261</text:p>
              </table:table-cell>
              <table:table-cell office:value-type="float" office:value="2.05859065716548">
                <text:p>2.058590657165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62">
                <text:p>1262</text:p>
              </table:table-cell>
              <table:table-cell office:value-type="float" office:value="2.05696202531646">
                <text:p>2.0569620253164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63">
                <text:p>1263</text:p>
              </table:table-cell>
              <table:table-cell office:value-type="float" office:value="2.05533596837945">
                <text:p>2.05533596837945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64">
                <text:p>1264</text:p>
              </table:table-cell>
              <table:table-cell office:value-type="float" office:value="2.05371248025276">
                <text:p>2.0537124802527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65">
                <text:p>1265</text:p>
              </table:table-cell>
              <table:table-cell office:value-type="float" office:value="2.05209155485399">
                <text:p>2.0520915548539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66">
                <text:p>1266</text:p>
              </table:table-cell>
              <table:table-cell office:value-type="float" office:value="2.05047318611987">
                <text:p>2.0504731861198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67">
                <text:p>1267</text:p>
              </table:table-cell>
              <table:table-cell office:value-type="float" office:value="2.0488573680063">
                <text:p>2.048857368006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68">
                <text:p>1268</text:p>
              </table:table-cell>
              <table:table-cell office:value-type="float" office:value="2.04724409448819">
                <text:p>2.0472440944881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69">
                <text:p>1269</text:p>
              </table:table-cell>
              <table:table-cell office:value-type="float" office:value="2.0456333595594">
                <text:p>2.0456333595594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70">
                <text:p>1270</text:p>
              </table:table-cell>
              <table:table-cell office:value-type="float" office:value="2.0440251572327">
                <text:p>2.044025157232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71">
                <text:p>1271</text:p>
              </table:table-cell>
              <table:table-cell office:value-type="float" office:value="2.04241948153967">
                <text:p>2.0424194815396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72">
                <text:p>1272</text:p>
              </table:table-cell>
              <table:table-cell office:value-type="float" office:value="2.04081632653061">
                <text:p>2.04081632653061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73">
                <text:p>1273</text:p>
              </table:table-cell>
              <table:table-cell office:value-type="float" office:value="2.03921568627451">
                <text:p>2.0392156862745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74">
                <text:p>1274</text:p>
              </table:table-cell>
              <table:table-cell office:value-type="float" office:value="2.03761755485893">
                <text:p>2.0376175548589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275">
                <text:p>1275</text:p>
              </table:table-cell>
              <table:table-cell office:value-type="float" office:value="2.03602192638998">
                <text:p>2.0360219263899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276">
                <text:p>1276</text:p>
              </table:table-cell>
              <table:table-cell office:value-type="float" office:value="2.03442879499218">
                <text:p>2.0344287949921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277">
                <text:p>1277</text:p>
              </table:table-cell>
              <table:table-cell office:value-type="float" office:value="2.03283815480844">
                <text:p>2.03283815480844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278">
                <text:p>1278</text:p>
              </table:table-cell>
              <table:table-cell office:value-type="float" office:value="2.03125">
                <text:p>2.0312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279">
                <text:p>1279</text:p>
              </table:table-cell>
              <table:table-cell office:value-type="float" office:value="2.02966432474629">
                <text:p>2.0296643247462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280">
                <text:p>1280</text:p>
              </table:table-cell>
              <table:table-cell office:value-type="float" office:value="2.02808112324493">
                <text:p>2.028081123244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281">
                <text:p>1281</text:p>
              </table:table-cell>
              <table:table-cell office:value-type="float" office:value="2.02650038971161">
                <text:p>2.0265003897116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82">
                <text:p>1282</text:p>
              </table:table-cell>
              <table:table-cell office:value-type="float" office:value="2.02492211838006">
                <text:p>2.0249221183800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283">
                <text:p>1283</text:p>
              </table:table-cell>
              <table:table-cell office:value-type="float" office:value="2.02334630350195">
                <text:p>2.0233463035019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284">
                <text:p>1284</text:p>
              </table:table-cell>
              <table:table-cell office:value-type="float" office:value="2.02177293934681">
                <text:p>2.0217729393468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85">
                <text:p>1285</text:p>
              </table:table-cell>
              <table:table-cell office:value-type="float" office:value="2.02020202020202">
                <text:p>2.0202020202020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286">
                <text:p>1286</text:p>
              </table:table-cell>
              <table:table-cell office:value-type="float" office:value="2.01863354037267">
                <text:p>2.0186335403726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287">
                <text:p>1287</text:p>
              </table:table-cell>
              <table:table-cell office:value-type="float" office:value="2.01706749418154">
                <text:p>2.0170674941815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288">
                <text:p>1288</text:p>
              </table:table-cell>
              <table:table-cell office:value-type="float" office:value="2.01550387596899">
                <text:p>2.0155038759689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289">
                <text:p>1289</text:p>
              </table:table-cell>
              <table:table-cell office:value-type="float" office:value="2.01394268009295">
                <text:p>2.0139426800929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290">
                <text:p>1290</text:p>
              </table:table-cell>
              <table:table-cell office:value-type="float" office:value="2.01238390092879">
                <text:p>2.0123839009287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291">
                <text:p>1291</text:p>
              </table:table-cell>
              <table:table-cell office:value-type="float" office:value="2.0108275328693">
                <text:p>2.01082753286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292">
                <text:p>1292</text:p>
              </table:table-cell>
              <table:table-cell office:value-type="float" office:value="2.00927357032457">
                <text:p>2.0092735703245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293">
                <text:p>1293</text:p>
              </table:table-cell>
              <table:table-cell office:value-type="float" office:value="2.00772200772201">
                <text:p>2.0077220077220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294">
                <text:p>1294</text:p>
              </table:table-cell>
              <table:table-cell office:value-type="float" office:value="2.00617283950617">
                <text:p>2.0061728395061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295">
                <text:p>1295</text:p>
              </table:table-cell>
              <table:table-cell office:value-type="float" office:value="2.00462606013878">
                <text:p>2.0046260601387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296">
                <text:p>1296</text:p>
              </table:table-cell>
              <table:table-cell office:value-type="float" office:value="2.00308166409861">
                <text:p>2.0030816640986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97">
                <text:p>1297</text:p>
              </table:table-cell>
              <table:table-cell office:value-type="float" office:value="2.00153964588145">
                <text:p>2.0015396458814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298">
                <text:p>12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299">
                <text:p>1299</text:p>
              </table:table-cell>
              <table:table-cell office:value-type="float" office:value="1.99846272098386">
                <text:p>1.9984627209838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00">
                <text:p>1300</text:p>
              </table:table-cell>
              <table:table-cell office:value-type="float" office:value="1.99692780337942">
                <text:p>1.9969278033794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01">
                <text:p>1301</text:p>
              </table:table-cell>
              <table:table-cell office:value-type="float" office:value="1.99539524174981">
                <text:p>1.99539524174981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02">
                <text:p>1302</text:p>
              </table:table-cell>
              <table:table-cell office:value-type="float" office:value="1.99386503067485">
                <text:p>1.9938650306748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03">
                <text:p>1303</text:p>
              </table:table-cell>
              <table:table-cell office:value-type="float" office:value="1.99233716475096">
                <text:p>1.9923371647509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04">
                <text:p>1304</text:p>
              </table:table-cell>
              <table:table-cell office:value-type="float" office:value="1.99081163859112">
                <text:p>1.9908116385911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05">
                <text:p>1305</text:p>
              </table:table-cell>
              <table:table-cell office:value-type="float" office:value="1.98928844682479">
                <text:p>1.9892884468247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06">
                <text:p>1306</text:p>
              </table:table-cell>
              <table:table-cell office:value-type="float" office:value="1.98776758409786">
                <text:p>1.9877675840978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07">
                <text:p>1307</text:p>
              </table:table-cell>
              <table:table-cell office:value-type="float" office:value="1.98624904507257">
                <text:p>1.9862490450725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08">
                <text:p>1308</text:p>
              </table:table-cell>
              <table:table-cell office:value-type="float" office:value="1.98473282442748">
                <text:p>1.9847328244274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09">
                <text:p>1309</text:p>
              </table:table-cell>
              <table:table-cell office:value-type="float" office:value="1.98321891685736">
                <text:p>1.98321891685736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10">
                <text:p>1310</text:p>
              </table:table-cell>
              <table:table-cell office:value-type="float" office:value="1.98170731707317">
                <text:p>1.981707317073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11">
                <text:p>1311</text:p>
              </table:table-cell>
              <table:table-cell office:value-type="float" office:value="1.98019801980198">
                <text:p>1.9801980198019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12">
                <text:p>1312</text:p>
              </table:table-cell>
              <table:table-cell office:value-type="float" office:value="1.97869101978691">
                <text:p>1.97869101978691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13">
                <text:p>1313</text:p>
              </table:table-cell>
              <table:table-cell office:value-type="float" office:value="1.97718631178707">
                <text:p>1.9771863117870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14">
                <text:p>1314</text:p>
              </table:table-cell>
              <table:table-cell office:value-type="float" office:value="1.97568389057751">
                <text:p>1.9756838905775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15">
                <text:p>1315</text:p>
              </table:table-cell>
              <table:table-cell office:value-type="float" office:value="1.97418375094913">
                <text:p>1.9741837509491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16">
                <text:p>1316</text:p>
              </table:table-cell>
              <table:table-cell office:value-type="float" office:value="1.97268588770865">
                <text:p>1.9726858877086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17">
                <text:p>1317</text:p>
              </table:table-cell>
              <table:table-cell office:value-type="float" office:value="1.97119029567854">
                <text:p>1.9711902956785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18">
                <text:p>1318</text:p>
              </table:table-cell>
              <table:table-cell office:value-type="float" office:value="1.96969696969697">
                <text:p>1.96969696969697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19">
                <text:p>1319</text:p>
              </table:table-cell>
              <table:table-cell office:value-type="float" office:value="1.96820590461771">
                <text:p>1.9682059046177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20">
                <text:p>1320</text:p>
              </table:table-cell>
              <table:table-cell office:value-type="float" office:value="1.96671709531014">
                <text:p>1.966717095310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21">
                <text:p>1321</text:p>
              </table:table-cell>
              <table:table-cell office:value-type="float" office:value="1.96523053665911">
                <text:p>1.9652305366591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22">
                <text:p>1322</text:p>
              </table:table-cell>
              <table:table-cell office:value-type="float" office:value="1.96374622356495">
                <text:p>1.9637462235649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23">
                <text:p>1323</text:p>
              </table:table-cell>
              <table:table-cell office:value-type="float" office:value="1.9622641509434">
                <text:p>1.962264150943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24">
                <text:p>1324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25">
                <text:p>1325</text:p>
              </table:table-cell>
              <table:table-cell office:value-type="float" office:value="1.95930670685757">
                <text:p>1.9593067068575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26">
                <text:p>1326</text:p>
              </table:table-cell>
              <table:table-cell office:value-type="float" office:value="1.9578313253012">
                <text:p>1.957831325301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27">
                <text:p>1327</text:p>
              </table:table-cell>
              <table:table-cell office:value-type="float" office:value="1.95635816403311">
                <text:p>1.9563581640331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28">
                <text:p>1328</text:p>
              </table:table-cell>
              <table:table-cell office:value-type="float" office:value="1.95488721804511">
                <text:p>1.954887218045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29">
                <text:p>1329</text:p>
              </table:table-cell>
              <table:table-cell office:value-type="float" office:value="1.9534184823441">
                <text:p>1.953418482344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30">
                <text:p>1330</text:p>
              </table:table-cell>
              <table:table-cell office:value-type="float" office:value="2.02702702702703">
                <text:p>2.0270270270270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31">
                <text:p>1331</text:p>
              </table:table-cell>
              <table:table-cell office:value-type="float" office:value="2.02550637659415">
                <text:p>2.0255063765941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32">
                <text:p>1332</text:p>
              </table:table-cell>
              <table:table-cell office:value-type="float" office:value="2.023988005997">
                <text:p>2.02398800599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33">
                <text:p>1333</text:p>
              </table:table-cell>
              <table:table-cell office:value-type="float" office:value="2.02247191011236">
                <text:p>2.0224719101123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34">
                <text:p>1334</text:p>
              </table:table-cell>
              <table:table-cell office:value-type="float" office:value="2.02095808383234">
                <text:p>2.0209580838323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35">
                <text:p>1335</text:p>
              </table:table-cell>
              <table:table-cell office:value-type="float" office:value="2.01944652206432">
                <text:p>2.019446522064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36">
                <text:p>1336</text:p>
              </table:table-cell>
              <table:table-cell office:value-type="float" office:value="2.01793721973094">
                <text:p>2.01793721973094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37">
                <text:p>1337</text:p>
              </table:table-cell>
              <table:table-cell office:value-type="float" office:value="2.01643017176998">
                <text:p>2.0164301717699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38">
                <text:p>1338</text:p>
              </table:table-cell>
              <table:table-cell office:value-type="float" office:value="2.01492537313433">
                <text:p>2.0149253731343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39">
                <text:p>1339</text:p>
              </table:table-cell>
              <table:table-cell office:value-type="float" office:value="2.01342281879195">
                <text:p>2.0134228187919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40">
                <text:p>1340</text:p>
              </table:table-cell>
              <table:table-cell office:value-type="float" office:value="2.01192250372578">
                <text:p>2.011922503725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41">
                <text:p>1341</text:p>
              </table:table-cell>
              <table:table-cell office:value-type="float" office:value="2.01042442293373">
                <text:p>2.0104244229337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42">
                <text:p>1342</text:p>
              </table:table-cell>
              <table:table-cell office:value-type="float" office:value="2.00892857142857">
                <text:p>2.0089285714285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43">
                <text:p>1343</text:p>
              </table:table-cell>
              <table:table-cell office:value-type="float" office:value="2.00743494423792">
                <text:p>2.0074349442379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44">
                <text:p>1344</text:p>
              </table:table-cell>
              <table:table-cell office:value-type="float" office:value="2.00594353640416">
                <text:p>2.005943536404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45">
                <text:p>1345</text:p>
              </table:table-cell>
              <table:table-cell office:value-type="float" office:value="2.00445434298441">
                <text:p>2.0044543429844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46">
                <text:p>1346</text:p>
              </table:table-cell>
              <table:table-cell office:value-type="float" office:value="2.00296735905045">
                <text:p>2.0029673590504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47">
                <text:p>1347</text:p>
              </table:table-cell>
              <table:table-cell office:value-type="float" office:value="2.00148257968866">
                <text:p>2.0014825796886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48">
                <text:p>1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49">
                <text:p>1349</text:p>
              </table:table-cell>
              <table:table-cell office:value-type="float" office:value="1.99851961509993">
                <text:p>1.998519615099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50">
                <text:p>1350</text:p>
              </table:table-cell>
              <table:table-cell office:value-type="float" office:value="1.99704142011834">
                <text:p>1.9970414201183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51">
                <text:p>1351</text:p>
              </table:table-cell>
              <table:table-cell office:value-type="float" office:value="1.99556541019956">
                <text:p>1.9955654101995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52">
                <text:p>1352</text:p>
              </table:table-cell>
              <table:table-cell office:value-type="float" office:value="1.99409158050222">
                <text:p>1.9940915805022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53">
                <text:p>1353</text:p>
              </table:table-cell>
              <table:table-cell office:value-type="float" office:value="1.99261992619926">
                <text:p>1.9926199261992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54">
                <text:p>1354</text:p>
              </table:table-cell>
              <table:table-cell office:value-type="float" office:value="1.99115044247788">
                <text:p>1.9911504424778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55">
                <text:p>1355</text:p>
              </table:table-cell>
              <table:table-cell office:value-type="float" office:value="1.98968312453943">
                <text:p>1.9896831245394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56">
                <text:p>1356</text:p>
              </table:table-cell>
              <table:table-cell office:value-type="float" office:value="1.98821796759941">
                <text:p>1.9882179675994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57">
                <text:p>1357</text:p>
              </table:table-cell>
              <table:table-cell office:value-type="float" office:value="1.98675496688742">
                <text:p>1.9867549668874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58">
                <text:p>1358</text:p>
              </table:table-cell>
              <table:table-cell office:value-type="float" office:value="1.98529411764706">
                <text:p>1.98529411764706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59">
                <text:p>1359</text:p>
              </table:table-cell>
              <table:table-cell office:value-type="float" office:value="1.98383541513593">
                <text:p>1.9838354151359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60">
                <text:p>1360</text:p>
              </table:table-cell>
              <table:table-cell office:value-type="float" office:value="1.98237885462555">
                <text:p>1.9823788546255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61">
                <text:p>1361</text:p>
              </table:table-cell>
              <table:table-cell office:value-type="float" office:value="1.98092443140132">
                <text:p>1.9809244314013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62">
                <text:p>1362</text:p>
              </table:table-cell>
              <table:table-cell office:value-type="float" office:value="1.97947214076246">
                <text:p>1.9794721407624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63">
                <text:p>1363</text:p>
              </table:table-cell>
              <table:table-cell office:value-type="float" office:value="1.97802197802198">
                <text:p>1.9780219780219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64">
                <text:p>1364</text:p>
              </table:table-cell>
              <table:table-cell office:value-type="float" office:value="1.97657393850659">
                <text:p>1.9765739385065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65">
                <text:p>1365</text:p>
              </table:table-cell>
              <table:table-cell office:value-type="float" office:value="1.97512801755669">
                <text:p>1.9751280175566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66">
                <text:p>1366</text:p>
              </table:table-cell>
              <table:table-cell office:value-type="float" office:value="1.97368421052632">
                <text:p>1.97368421052632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67">
                <text:p>1367</text:p>
              </table:table-cell>
              <table:table-cell office:value-type="float" office:value="1.97224251278305">
                <text:p>1.9722425127830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68">
                <text:p>1368</text:p>
              </table:table-cell>
              <table:table-cell office:value-type="float" office:value="1.97080291970803">
                <text:p>1.9708029197080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69">
                <text:p>1369</text:p>
              </table:table-cell>
              <table:table-cell office:value-type="float" office:value="1.96936542669584">
                <text:p>1.9693654266958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70">
                <text:p>1370</text:p>
              </table:table-cell>
              <table:table-cell office:value-type="float" office:value="1.96793002915452">
                <text:p>1.96793002915452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71">
                <text:p>1371</text:p>
              </table:table-cell>
              <table:table-cell office:value-type="float" office:value="1.96649672250546">
                <text:p>1.96649672250546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72">
                <text:p>1372</text:p>
              </table:table-cell>
              <table:table-cell office:value-type="float" office:value="1.96506550218341">
                <text:p>1.9650655021834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73">
                <text:p>1373</text:p>
              </table:table-cell>
              <table:table-cell office:value-type="float" office:value="1.96363636363636">
                <text:p>1.9636363636363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74">
                <text:p>1374</text:p>
              </table:table-cell>
              <table:table-cell office:value-type="float" office:value="1.96220930232558">
                <text:p>1.9622093023255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75">
                <text:p>1375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376">
                <text:p>1376</text:p>
              </table:table-cell>
              <table:table-cell office:value-type="float" office:value="1.95936139332366">
                <text:p>1.95936139332366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377">
                <text:p>1377</text:p>
              </table:table-cell>
              <table:table-cell office:value-type="float" office:value="1.95794053662074">
                <text:p>1.957940536620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378">
                <text:p>1378</text:p>
              </table:table-cell>
              <table:table-cell office:value-type="float" office:value="1.95652173913043">
                <text:p>1.9565217391304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379">
                <text:p>1379</text:p>
              </table:table-cell>
              <table:table-cell office:value-type="float" office:value="1.95510499637944">
                <text:p>1.9551049963794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380">
                <text:p>1380</text:p>
              </table:table-cell>
              <table:table-cell office:value-type="float" office:value="1.95369030390738">
                <text:p>1.9536903039073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381">
                <text:p>1381</text:p>
              </table:table-cell>
              <table:table-cell office:value-type="float" office:value="1.95227765726681">
                <text:p>1.9522776572668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382">
                <text:p>1382</text:p>
              </table:table-cell>
              <table:table-cell office:value-type="float" office:value="1.95086705202312">
                <text:p>1.9508670520231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383">
                <text:p>1383</text:p>
              </table:table-cell>
              <table:table-cell office:value-type="float" office:value="1.94945848375451">
                <text:p>1.9494584837545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384">
                <text:p>1384</text:p>
              </table:table-cell>
              <table:table-cell office:value-type="float" office:value="1.94805194805195">
                <text:p>1.9480519480519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.94664744051911">
                <text:p>1.94664744051911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386">
                <text:p>1386</text:p>
              </table:table-cell>
              <table:table-cell office:value-type="float" office:value="1.94524495677233">
                <text:p>1.94524495677233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387">
                <text:p>1387</text:p>
              </table:table-cell>
              <table:table-cell office:value-type="float" office:value="1.9438444924406">
                <text:p>1.9438444924406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88">
                <text:p>1388</text:p>
              </table:table-cell>
              <table:table-cell office:value-type="float" office:value="1.94244604316547">
                <text:p>1.9424460431654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389">
                <text:p>1389</text:p>
              </table:table-cell>
              <table:table-cell office:value-type="float" office:value="1.94104960460101">
                <text:p>1.9410496046010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90">
                <text:p>1390</text:p>
              </table:table-cell>
              <table:table-cell office:value-type="float" office:value="1.93965517241379">
                <text:p>1.9396551724137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391">
                <text:p>1391</text:p>
              </table:table-cell>
              <table:table-cell office:value-type="float" office:value="1.93826274228284">
                <text:p>1.9382627422828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392">
                <text:p>1392</text:p>
              </table:table-cell>
              <table:table-cell office:value-type="float" office:value="1.93687230989957">
                <text:p>1.93687230989957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393">
                <text:p>1393</text:p>
              </table:table-cell>
              <table:table-cell office:value-type="float" office:value="1.93548387096774">
                <text:p>1.93548387096774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394">
                <text:p>1394</text:p>
              </table:table-cell>
              <table:table-cell office:value-type="float" office:value="1.93409742120344">
                <text:p>1.9340974212034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395">
                <text:p>1395</text:p>
              </table:table-cell>
              <table:table-cell office:value-type="float" office:value="1.932712956335">
                <text:p>1.93271295633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396">
                <text:p>1396</text:p>
              </table:table-cell>
              <table:table-cell office:value-type="float" office:value="1.931330472103">
                <text:p>1.93133047210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397">
                <text:p>1397</text:p>
              </table:table-cell>
              <table:table-cell office:value-type="float" office:value="1.92994996426019">
                <text:p>1.9299499642601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398">
                <text:p>1398</text:p>
              </table:table-cell>
              <table:table-cell office:value-type="float" office:value="1.92857142857143">
                <text:p>1.928571428571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399">
                <text:p>1399</text:p>
              </table:table-cell>
              <table:table-cell office:value-type="float" office:value="1.9271948608137">
                <text:p>1.9271948608137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00">
                <text:p>1400</text:p>
              </table:table-cell>
              <table:table-cell office:value-type="float" office:value="1.92582025677603">
                <text:p>1.9258202567760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01">
                <text:p>1401</text:p>
              </table:table-cell>
              <table:table-cell office:value-type="float" office:value="1.92444761225944">
                <text:p>1.9244476122594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02">
                <text:p>1402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03">
                <text:p>1403</text:p>
              </table:table-cell>
              <table:table-cell office:value-type="float" office:value="1.92170818505338">
                <text:p>1.9217081850533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04">
                <text:p>1404</text:p>
              </table:table-cell>
              <table:table-cell office:value-type="float" office:value="1.9203413940256">
                <text:p>1.920341394025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05">
                <text:p>1405</text:p>
              </table:table-cell>
              <table:table-cell office:value-type="float" office:value="1.91897654584222">
                <text:p>1.9189765458422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06">
                <text:p>1406</text:p>
              </table:table-cell>
              <table:table-cell office:value-type="float" office:value="1.91761363636364">
                <text:p>1.9176136363636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07">
                <text:p>1407</text:p>
              </table:table-cell>
              <table:table-cell office:value-type="float" office:value="1.91625266146203">
                <text:p>1.9162526614620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08">
                <text:p>1408</text:p>
              </table:table-cell>
              <table:table-cell office:value-type="float" office:value="1.91489361702128">
                <text:p>1.9148936170212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09">
                <text:p>1409</text:p>
              </table:table-cell>
              <table:table-cell office:value-type="float" office:value="1.91353649893692">
                <text:p>1.9135364989369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10">
                <text:p>1410</text:p>
              </table:table-cell>
              <table:table-cell office:value-type="float" office:value="1.91218130311615">
                <text:p>1.91218130311615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11">
                <text:p>1411</text:p>
              </table:table-cell>
              <table:table-cell office:value-type="float" office:value="1.91082802547771">
                <text:p>1.9108280254777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12">
                <text:p>1412</text:p>
              </table:table-cell>
              <table:table-cell office:value-type="float" office:value="1.90947666195191">
                <text:p>1.909476661951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13">
                <text:p>1413</text:p>
              </table:table-cell>
              <table:table-cell office:value-type="float" office:value="1.90812720848057">
                <text:p>1.90812720848057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14">
                <text:p>1414</text:p>
              </table:table-cell>
              <table:table-cell office:value-type="float" office:value="1.9774011299435">
                <text:p>1.977401129943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15">
                <text:p>1415</text:p>
              </table:table-cell>
              <table:table-cell office:value-type="float" office:value="1.97600564573042">
                <text:p>1.9760056457304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16">
                <text:p>1416</text:p>
              </table:table-cell>
              <table:table-cell office:value-type="float" office:value="1.97461212976023">
                <text:p>1.9746121297602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17">
                <text:p>1417</text:p>
              </table:table-cell>
              <table:table-cell office:value-type="float" office:value="1.97322057787174">
                <text:p>1.9732205778717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18">
                <text:p>1418</text:p>
              </table:table-cell>
              <table:table-cell office:value-type="float" office:value="1.97183098591549">
                <text:p>1.9718309859154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19">
                <text:p>1419</text:p>
              </table:table-cell>
              <table:table-cell office:value-type="float" office:value="1.97044334975369">
                <text:p>1.97044334975369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20">
                <text:p>1420</text:p>
              </table:table-cell>
              <table:table-cell office:value-type="float" office:value="1.9690576652602">
                <text:p>1.969057665260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21">
                <text:p>1421</text:p>
              </table:table-cell>
              <table:table-cell office:value-type="float" office:value="1.96767392832045">
                <text:p>1.9676739283204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22">
                <text:p>1422</text:p>
              </table:table-cell>
              <table:table-cell office:value-type="float" office:value="1.96629213483146">
                <text:p>1.9662921348314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23">
                <text:p>1423</text:p>
              </table:table-cell>
              <table:table-cell office:value-type="float" office:value="1.96491228070175">
                <text:p>1.9649122807017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24">
                <text:p>1424</text:p>
              </table:table-cell>
              <table:table-cell office:value-type="float" office:value="1.96353436185133">
                <text:p>1.9635343618513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25">
                <text:p>1425</text:p>
              </table:table-cell>
              <table:table-cell office:value-type="float" office:value="1.96215837421163">
                <text:p>1.9621583742116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26">
                <text:p>1426</text:p>
              </table:table-cell>
              <table:table-cell office:value-type="float" office:value="1.96078431372549">
                <text:p>1.9607843137254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27">
                <text:p>1427</text:p>
              </table:table-cell>
              <table:table-cell office:value-type="float" office:value="1.9594121763471">
                <text:p>1.959412176347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28">
                <text:p>1428</text:p>
              </table:table-cell>
              <table:table-cell office:value-type="float" office:value="1.95804195804196">
                <text:p>1.9580419580419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29">
                <text:p>1429</text:p>
              </table:table-cell>
              <table:table-cell office:value-type="float" office:value="1.95667365478686">
                <text:p>1.9566736547868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30">
                <text:p>1430</text:p>
              </table:table-cell>
              <table:table-cell office:value-type="float" office:value="1.95530726256983">
                <text:p>1.9553072625698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31">
                <text:p>1431</text:p>
              </table:table-cell>
              <table:table-cell office:value-type="float" office:value="1.95394277739009">
                <text:p>1.9539427773900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32">
                <text:p>1432</text:p>
              </table:table-cell>
              <table:table-cell office:value-type="float" office:value="1.95258019525802">
                <text:p>1.9525801952580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33">
                <text:p>1433</text:p>
              </table:table-cell>
              <table:table-cell office:value-type="float" office:value="1.95121951219512">
                <text:p>1.9512195121951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34">
                <text:p>1434</text:p>
              </table:table-cell>
              <table:table-cell office:value-type="float" office:value="1.94986072423398">
                <text:p>1.9498607242339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35">
                <text:p>1435</text:p>
              </table:table-cell>
              <table:table-cell office:value-type="float" office:value="1.94850382741823">
                <text:p>1.9485038274182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36">
                <text:p>1436</text:p>
              </table:table-cell>
              <table:table-cell office:value-type="float" office:value="1.9471488178025">
                <text:p>1.94714881780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37">
                <text:p>1437</text:p>
              </table:table-cell>
              <table:table-cell office:value-type="float" office:value="1.9457956914524">
                <text:p>1.945795691452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38">
                <text:p>1438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39">
                <text:p>1439</text:p>
              </table:table-cell>
              <table:table-cell office:value-type="float" office:value="1.94309507286607">
                <text:p>1.94309507286607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40">
                <text:p>1440</text:p>
              </table:table-cell>
              <table:table-cell office:value-type="float" office:value="1.94174757281553">
                <text:p>1.9417475728155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.94040194040194">
                <text:p>1.94040194040194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42">
                <text:p>1442</text:p>
              </table:table-cell>
              <table:table-cell office:value-type="float" office:value="1.93905817174515">
                <text:p>1.9390581717451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43">
                <text:p>1443</text:p>
              </table:table-cell>
              <table:table-cell office:value-type="float" office:value="1.93771626297578">
                <text:p>1.9377162629757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44">
                <text:p>1444</text:p>
              </table:table-cell>
              <table:table-cell office:value-type="float" office:value="1.93637621023513">
                <text:p>1.9363762102351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45">
                <text:p>1445</text:p>
              </table:table-cell>
              <table:table-cell office:value-type="float" office:value="1.93503800967519">
                <text:p>1.9350380096751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46">
                <text:p>1446</text:p>
              </table:table-cell>
              <table:table-cell office:value-type="float" office:value="1.93370165745856">
                <text:p>1.9337016574585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47">
                <text:p>1447</text:p>
              </table:table-cell>
              <table:table-cell office:value-type="float" office:value="1.93236714975845">
                <text:p>1.93236714975845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48">
                <text:p>1448</text:p>
              </table:table-cell>
              <table:table-cell office:value-type="float" office:value="1.93103448275862">
                <text:p>1.9310344827586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49">
                <text:p>1449</text:p>
              </table:table-cell>
              <table:table-cell office:value-type="float" office:value="1.92970365265334">
                <text:p>1.9297036526533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50">
                <text:p>1450</text:p>
              </table:table-cell>
              <table:table-cell office:value-type="float" office:value="1.92837465564738">
                <text:p>1.9283746556473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51">
                <text:p>1451</text:p>
              </table:table-cell>
              <table:table-cell office:value-type="float" office:value="1.92704748795595">
                <text:p>1.9270474879559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52">
                <text:p>1452</text:p>
              </table:table-cell>
              <table:table-cell office:value-type="float" office:value="1.92572214580468">
                <text:p>1.9257221458046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53">
                <text:p>1453</text:p>
              </table:table-cell>
              <table:table-cell office:value-type="float" office:value="1.92439862542955">
                <text:p>1.9243986254295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54">
                <text:p>1454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55">
                <text:p>1455</text:p>
              </table:table-cell>
              <table:table-cell office:value-type="float" office:value="1.92175703500343">
                <text:p>1.9217570350034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56">
                <text:p>1456</text:p>
              </table:table-cell>
              <table:table-cell office:value-type="float" office:value="1.92043895747599">
                <text:p>1.9204389574759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57">
                <text:p>1457</text:p>
              </table:table-cell>
              <table:table-cell office:value-type="float" office:value="1.91912268677176">
                <text:p>1.91912268677176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58">
                <text:p>1458</text:p>
              </table:table-cell>
              <table:table-cell office:value-type="float" office:value="1.91780821917808">
                <text:p>1.9178082191780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59">
                <text:p>1459</text:p>
              </table:table-cell>
              <table:table-cell office:value-type="float" office:value="1.91649555099247">
                <text:p>1.9164955509924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60">
                <text:p>1460</text:p>
              </table:table-cell>
              <table:table-cell office:value-type="float" office:value="1.91518467852257">
                <text:p>1.9151846785225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61">
                <text:p>1461</text:p>
              </table:table-cell>
              <table:table-cell office:value-type="float" office:value="1.91387559808612">
                <text:p>1.9138755980861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62">
                <text:p>1462</text:p>
              </table:table-cell>
              <table:table-cell office:value-type="float" office:value="1.91256830601093">
                <text:p>1.91256830601093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63">
                <text:p>1463</text:p>
              </table:table-cell>
              <table:table-cell office:value-type="float" office:value="1.91126279863481">
                <text:p>1.91126279863481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64">
                <text:p>1464</text:p>
              </table:table-cell>
              <table:table-cell office:value-type="float" office:value="1.90995907230559">
                <text:p>1.90995907230559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65">
                <text:p>1465</text:p>
              </table:table-cell>
              <table:table-cell office:value-type="float" office:value="1.90865712338105">
                <text:p>1.908657123381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6">
                <text:p>1466</text:p>
              </table:table-cell>
              <table:table-cell office:value-type="float" office:value="1.90735694822888">
                <text:p>1.9073569482288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67">
                <text:p>1467</text:p>
              </table:table-cell>
              <table:table-cell office:value-type="float" office:value="1.90605854322668">
                <text:p>1.9060585432266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68">
                <text:p>1468</text:p>
              </table:table-cell>
              <table:table-cell office:value-type="float" office:value="1.9047619047619">
                <text:p>1.904761904761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69">
                <text:p>1469</text:p>
              </table:table-cell>
              <table:table-cell office:value-type="float" office:value="1.90346702923182">
                <text:p>1.9034670292318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70">
                <text:p>1470</text:p>
              </table:table-cell>
              <table:table-cell office:value-type="float" office:value="1.90217391304348">
                <text:p>1.9021739130434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71">
                <text:p>1471</text:p>
              </table:table-cell>
              <table:table-cell office:value-type="float" office:value="1.90088255261371">
                <text:p>1.9008825526137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72">
                <text:p>1472</text:p>
              </table:table-cell>
              <table:table-cell office:value-type="float" office:value="1.89959294436906">
                <text:p>1.8995929443690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73">
                <text:p>1473</text:p>
              </table:table-cell>
              <table:table-cell office:value-type="float" office:value="1.89830508474576">
                <text:p>1.8983050847457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74">
                <text:p>1474</text:p>
              </table:table-cell>
              <table:table-cell office:value-type="float" office:value="1.8970189701897">
                <text:p>1.897018970189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475">
                <text:p>1475</text:p>
              </table:table-cell>
              <table:table-cell office:value-type="float" office:value="1.8957345971564">
                <text:p>1.895734597156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476">
                <text:p>1476</text:p>
              </table:table-cell>
              <table:table-cell office:value-type="float" office:value="1.89445196211096">
                <text:p>1.8944519621109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477">
                <text:p>1477</text:p>
              </table:table-cell>
              <table:table-cell office:value-type="float" office:value="1.89317106152806">
                <text:p>1.8931710615280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478">
                <text:p>1478</text:p>
              </table:table-cell>
              <table:table-cell office:value-type="float" office:value="1.89189189189189">
                <text:p>1.8918918918918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479">
                <text:p>1479</text:p>
              </table:table-cell>
              <table:table-cell office:value-type="float" office:value="1.89061444969615">
                <text:p>1.8906144496961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480">
                <text:p>1480</text:p>
              </table:table-cell>
              <table:table-cell office:value-type="float" office:value="1.88933873144399">
                <text:p>1.88933873144399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81">
                <text:p>1481</text:p>
              </table:table-cell>
              <table:table-cell office:value-type="float" office:value="1.88806473364801">
                <text:p>1.8880647336480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482">
                <text:p>1482</text:p>
              </table:table-cell>
              <table:table-cell office:value-type="float" office:value="1.88679245283019">
                <text:p>1.886792452830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483">
                <text:p>1483</text:p>
              </table:table-cell>
              <table:table-cell office:value-type="float" office:value="1.88552188552189">
                <text:p>1.8855218855218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484">
                <text:p>1484</text:p>
              </table:table-cell>
              <table:table-cell office:value-type="float" office:value="1.8842530282638">
                <text:p>1.884253028263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485">
                <text:p>1485</text:p>
              </table:table-cell>
              <table:table-cell office:value-type="float" office:value="1.88298587760592">
                <text:p>1.8829858776059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486">
                <text:p>1486</text:p>
              </table:table-cell>
              <table:table-cell office:value-type="float" office:value="1.88172043010753">
                <text:p>1.8817204301075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487">
                <text:p>1487</text:p>
              </table:table-cell>
              <table:table-cell office:value-type="float" office:value="1.88045668233714">
                <text:p>1.88045668233714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488">
                <text:p>1488</text:p>
              </table:table-cell>
              <table:table-cell office:value-type="float" office:value="1.87919463087248">
                <text:p>1.8791946308724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489">
                <text:p>1489</text:p>
              </table:table-cell>
              <table:table-cell office:value-type="float" office:value="1.87793427230047">
                <text:p>1.87793427230047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490">
                <text:p>1490</text:p>
              </table:table-cell>
              <table:table-cell office:value-type="float" office:value="1.87667560321716">
                <text:p>1.8766756032171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491">
                <text:p>1491</text:p>
              </table:table-cell>
              <table:table-cell office:value-type="float" office:value="1.87541862022773">
                <text:p>1.8754186202277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492">
                <text:p>1492</text:p>
              </table:table-cell>
              <table:table-cell office:value-type="float" office:value="1.87416331994645">
                <text:p>1.8741633199464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493">
                <text:p>1493</text:p>
              </table:table-cell>
              <table:table-cell office:value-type="float" office:value="1.87290969899666">
                <text:p>1.872909698996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494">
                <text:p>1494</text:p>
              </table:table-cell>
              <table:table-cell office:value-type="float" office:value="1.8716577540107">
                <text:p>1.871657754010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495">
                <text:p>1495</text:p>
              </table:table-cell>
              <table:table-cell office:value-type="float" office:value="1.87040748162993">
                <text:p>1.8704074816299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496">
                <text:p>1496</text:p>
              </table:table-cell>
              <table:table-cell office:value-type="float" office:value="1.86915887850467">
                <text:p>1.8691588785046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497">
                <text:p>1497</text:p>
              </table:table-cell>
              <table:table-cell office:value-type="float" office:value="1.8679119412942">
                <text:p>1.867911941294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498">
                <text:p>1498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499">
                <text:p>1499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00">
                <text:p>150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01">
                <text:p>1501</text:p>
              </table:table-cell>
              <table:table-cell office:value-type="float" office:value="1.86666666666667">
                <text:p>1.8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